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1.7689in"/>
    </style:style>
    <style:style style:name="co3" style:family="table-column">
      <style:table-column-properties fo:break-before="auto" style:column-width="1.2791in"/>
    </style:style>
    <style:style style:name="co4" style:family="table-column">
      <style:table-column-properties fo:break-before="auto" style:column-width="0.9783in"/>
    </style:style>
    <style:style style:name="co5" style:family="table-column">
      <style:table-column-properties fo:break-before="auto" style:column-width="8.2425in"/>
    </style:style>
    <style:style style:name="co6" style:family="table-column">
      <style:table-column-properties fo:break-before="auto" style:column-width="1.7508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952in" fo:break-before="auto" style:use-optimal-row-height="false"/>
    </style:style>
    <style:style style:name="ro3" style:family="table-row">
      <style:table-row-properties style:row-height="0.5634in" fo:break-before="auto" style:use-optimal-row-height="false"/>
    </style:style>
    <style:style style:name="ro4" style:family="table-row">
      <style:table-row-properties style:row-height="0.6799in" fo:break-before="auto" style:use-optimal-row-height="false"/>
    </style:style>
    <style:style style:name="ro5" style:family="table-row">
      <style:table-row-properties style:row-height="0.7126in" fo:break-before="auto" style:use-optimal-row-height="false"/>
    </style:style>
    <style:style style:name="ro6" style:family="table-row">
      <style:table-row-properties style:row-height="0.5437in" fo:break-before="auto" style:use-optimal-row-height="false"/>
    </style:style>
    <style:style style:name="ro7" style:family="table-row">
      <style:table-row-properties style:row-height="0.3492in" fo:break-before="auto" style:use-optimal-row-height="false"/>
    </style:style>
    <style:style style:name="ro8" style:family="table-row">
      <style:table-row-properties style:row-height="0.5047in" fo:break-before="auto" style:use-optimal-row-height="false"/>
    </style:style>
    <style:style style:name="ro9" style:family="table-row">
      <style:table-row-properties style:row-height="0.3756in" fo:break-before="auto" style:use-optimal-row-height="false"/>
    </style:style>
    <style:style style:name="ro10" style:family="table-row">
      <style:table-row-properties style:row-height="0.5827in" fo:break-before="auto" style:use-optimal-row-height="false"/>
    </style:style>
    <style:style style:name="ro11" style:family="table-row">
      <style:table-row-properties style:row-height="0.8744in" fo:break-before="auto" style:use-optimal-row-height="false"/>
    </style:style>
    <style:style style:name="ro12" style:family="table-row">
      <style:table-row-properties style:row-height="0.7965in" fo:break-before="auto" style:use-optimal-row-height="false"/>
    </style:style>
    <style:style style:name="ro13" style:family="table-row">
      <style:table-row-properties style:row-height="0.5244in" fo:break-before="auto" style:use-optimal-row-height="false"/>
    </style:style>
    <style:style style:name="ro14" style:family="table-row">
      <style:table-row-properties style:row-height="0.6665in" fo:break-before="auto" style:use-optimal-row-height="false"/>
    </style:style>
    <style:style style:name="ro15" style:family="table-row">
      <style:table-row-properties style:row-height="0.628in" fo:break-before="auto" style:use-optimal-row-height="false"/>
    </style:style>
    <style:style style:name="ro16" style:family="table-row">
      <style:table-row-properties style:row-height="0.511in" fo:break-before="auto" style:use-optimal-row-height="false"/>
    </style:style>
    <style:style style:name="ro17" style:family="table-row">
      <style:table-row-properties style:row-height="0.3689in" fo:break-before="auto" style:use-optimal-row-height="false"/>
    </style:style>
    <style:style style:name="ro18" style:family="table-row">
      <style:table-row-properties style:row-height="1.4311in" fo:break-before="auto" style:use-optimal-row-height="false"/>
    </style:style>
    <style:style style:name="ro19" style:family="table-row">
      <style:table-row-properties style:row-height="0.298in" fo:break-before="auto" style:use-optimal-row-height="false"/>
    </style:style>
    <style:style style:name="ro20" style:family="table-row">
      <style:table-row-properties style:row-height="0.4661in" fo:break-before="auto" style:use-optimal-row-height="false"/>
    </style:style>
    <style:style style:name="ro21" style:family="table-row">
      <style:table-row-properties style:row-height="0.2783in" fo:break-before="auto" style:use-optimal-row-height="false"/>
    </style:style>
    <style:style style:name="ro22" style:family="table-row">
      <style:table-row-properties style:row-height="0.6929in" fo:break-before="auto" style:use-optimal-row-height="false"/>
    </style:style>
    <style:style style:name="ro23" style:family="table-row">
      <style:table-row-properties style:row-height="0.4075in" fo:break-before="auto" style:use-optimal-row-height="false"/>
    </style:style>
    <style:style style:name="ro24" style:family="table-row">
      <style:table-row-properties style:row-height="0.5181in" fo:break-before="auto" style:use-optimal-row-height="false"/>
    </style:style>
    <style:style style:name="ro25" style:family="table-row">
      <style:table-row-properties style:row-height="0.4402in" fo:break-before="auto" style:use-optimal-row-height="false"/>
    </style:style>
    <style:style style:name="ro26" style:family="table-row">
      <style:table-row-properties style:row-height="0.3563in" fo:break-before="auto" style:use-optimal-row-height="false"/>
    </style:style>
    <style:style style:name="ro27" style:family="table-row">
      <style:table-row-properties style:row-height="0.4528in" fo:break-before="auto" style:use-optimal-row-height="false"/>
    </style:style>
    <style:style style:name="ro28" style:family="table-row">
      <style:table-row-properties style:row-height="0.4854in" fo:break-before="auto" style:use-optimal-row-height="false"/>
    </style:style>
    <style:style style:name="ro29" style:family="table-row">
      <style:table-row-properties style:row-height="0.6083in" fo:break-before="auto" style:use-optimal-row-height="false"/>
    </style:style>
    <style:style style:name="ro30" style:family="table-row">
      <style:table-row-properties style:row-height="0.4335in" fo:break-before="auto" style:use-optimal-row-height="false"/>
    </style:style>
    <style:style style:name="ro31" style:family="table-row">
      <style:table-row-properties style:row-height="0.4791in" fo:break-before="auto" style:use-optimal-row-height="false"/>
    </style:style>
    <style:style style:name="ro32" style:family="table-row">
      <style:table-row-properties style:row-height="0.4598in" fo:break-before="auto" style:use-optimal-row-height="false"/>
    </style:style>
    <style:style style:name="ro33" style:family="table-row">
      <style:table-row-properties style:row-height="0.4465in" fo:break-before="auto" style:use-optimal-row-height="false"/>
    </style:style>
    <style:style style:name="ro34" style:family="table-row">
      <style:table-row-properties style:row-height="0.3299in" fo:break-before="auto" style:use-optimal-row-height="false"/>
    </style:style>
    <style:style style:name="ro35" style:family="table-row">
      <style:table-row-properties style:row-height="0.3953in" fo:break-before="auto" style:use-optimal-row-height="false"/>
    </style:style>
    <style:style style:name="ro36" style:family="table-row">
      <style:table-row-properties style:row-height="0.4209in" fo:break-before="auto" style:use-optimal-row-height="false"/>
    </style:style>
    <style:style style:name="ro37" style:family="table-row">
      <style:table-row-properties style:row-height="0.589in" fo:break-before="auto" style:use-optimal-row-height="false"/>
    </style:style>
    <style:style style:name="ro38" style:family="table-row">
      <style:table-row-properties style:row-height="0.3043in" fo:break-before="auto" style:use-optimal-row-height="false"/>
    </style:style>
    <style:style style:name="ro39" style:family="table-row">
      <style:table-row-properties style:row-height="0.8291in" fo:break-before="auto" style:use-optimal-row-height="false"/>
    </style:style>
    <style:style style:name="ro40" style:family="table-row">
      <style:table-row-properties style:row-height="0.3429in" fo:break-before="auto" style:use-optimal-row-height="false"/>
    </style:style>
    <style:style style:name="ro41" style:family="table-row">
      <style:table-row-properties style:row-height="0.4016in" fo:break-before="auto" style:use-optimal-row-height="false"/>
    </style:style>
    <style:style style:name="ro42" style:family="table-row">
      <style:table-row-properties style:row-height="0.3311in" fo:break-before="auto" style:use-optimal-row-height="true"/>
    </style:style>
    <style:style style:name="ro43" style:family="table-row">
      <style:table-row-properties style:row-height="0.4866in"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5" style:family="table-cell" style:parent-style-name="Default" style:data-style-name="N84">
      <style:table-cell-properties fo:background-color="#b4c7dc"/>
      <style:text-properties fo:font-weight="bold" style:font-weight-asian="bold" style:font-weight-complex="bold"/>
    </style:style>
    <style:style style:name="ce2" style:family="table-cell" style:parent-style-name="Default" style:data-style-name="N84"/>
    <style:style style:name="ce6" style:family="table-cell" style:parent-style-name="Default" style:data-style-name="N84">
      <style:table-cell-properties fo:background-color="#63bbee"/>
    </style:style>
    <style:style style:name="ce7" style:family="table-cell" style:parent-style-name="Default">
      <style:table-cell-properties fo:background-color="#b4c7dc"/>
      <style:text-properties fo:font-weight="bold" style:font-weight-asian="bold" style:font-weight-complex="bold"/>
    </style:style>
    <style:style style:name="ce9" style:family="table-cell" style:parent-style-name="Default">
      <style:table-cell-properties fo:background-color="#63bbee"/>
    </style:style>
    <style:style style:name="ce4" style:family="table-cell" style:parent-style-name="Default">
      <style:table-cell-properties fo:wrap-option="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
        <table:table-column table:style-name="co6" table:default-cell-style-name="Default"/>
        <table:table-row table:style-name="ro1">
          <table:table-cell office:value-type="string" calcext:value-type="string">
            <text:p>Resume</text:p>
          </table:table-cell>
          <table:table-cell office:value-type="string" calcext:value-type="string">
            <text:p>start_date</text:p>
          </table:table-cell>
          <table:table-cell office:value-type="string" calcext:value-type="string">
            <text:p>end_date</text:p>
          </table:table-cell>
          <table:table-cell office:value-type="string" calcext:value-type="string">
            <text:p>role</text:p>
          </table:table-cell>
          <table:table-cell office:value-type="string" calcext:value-type="string">
            <text:p>company</text:p>
          </table:table-cell>
          <table:table-cell office:value-type="string" calcext:value-type="string">
            <text:p>where</text:p>
          </table:table-cell>
          <table:table-cell office:value-type="string" calcext:value-type="string">
            <text:p>details</text:p>
          </table:table-cell>
          <table:table-cell office:value-type="string" calcext:value-type="string">
            <text:p>Laguages</text:p>
          </table:table-cell>
        </table:table-row>
        <table:table-row table:style-name="ro2">
          <table:table-cell office:value-type="string" calcext:value-type="string">
            <text:p>Yes</text:p>
          </table:table-cell>
          <table:table-cell table:style-name="ce5" office:value-type="date" office:date-value="2020-01-01" calcext:value-type="date">
            <text:p>2020-01-01</text:p>
          </table:table-cell>
          <table:table-cell table:style-name="ce5" office:value-type="string" calcext:value-type="string">
            <text:p>Now <text:s/></text:p>
          </table:table-cell>
          <table:table-cell table:style-name="ce7" office:value-type="string" calcext:value-type="string">
            <text:p>Data Scientist</text:p>
          </table:table-cell>
          <table:table-cell table:style-name="ce7" office:value-type="string" calcext:value-type="string">
            <text:p>Capital Blue Cross</text:p>
          </table:table-cell>
          <table:table-cell table:style-name="ce7" office:value-type="string" calcext:value-type="string">
            <text:p>Harrisburg, PA</text:p>
          </table:table-cell>
          <table:table-cell office:value-type="string" calcext:value-type="string">
            <text:p>Created a corporate R-Shiny dashboard with supporting tables and extract code for monitoring the progression of the COVID-19 impact on the company and our members. <text:s/>Included are cost and case rate metrics, member demographics, health risk scores, and geospatial maps showing case clusters. <text:s/>Once vaccines became available, new pages were added for monitoring the injections including acceptance rates and heat maps showing areas with hesitation. <text:s/>The dashboard’s metrics were used throughout the company, from the board-of-directors to operational teams.</text:p>
          </table:table-cell>
          <table:table-cell office:value-type="string" calcext:value-type="string">
            <text:p>R; Shiny; Bash; SQL; Subversion</text:p>
          </table:table-cell>
        </table:table-row>
        <table:table-row table:style-name="ro3">
          <table:table-cell office:value-type="string" calcext:value-type="string">
            <text:p>Yes</text:p>
          </table:table-cell>
          <table:table-cell table:style-name="ce2" table:formula="of:=[.B2]" office:value-type="date" office:date-value="2020-01-01" calcext:value-type="date">
            <text:p>2020-01-01</text:p>
          </table:table-cell>
          <table:table-cell table:style-name="ce2" table:formula="of:=[.C2]" office:value-type="string" office:string-value="Now  " calcext:value-type="string">
            <text:p>Now <text:s/></text:p>
          </table:table-cell>
          <table:table-cell table:style-name="ce2" table:formula="of:=[.D2]" office:value-type="string" office:string-value="Data Scientist" calcext:value-type="string">
            <text:p>Data Scientist</text:p>
          </table:table-cell>
          <table:table-cell table:style-name="ce2" table:formula="of:=[.E2]" office:value-type="string" office:string-value="Capital Blue Cross" calcext:value-type="string">
            <text:p>Capital Blue Cross</text:p>
          </table:table-cell>
          <table:table-cell table:style-name="ce2" table:formula="of:=[.F2]" office:value-type="string" office:string-value="Harrisburg, PA" calcext:value-type="string">
            <text:p>Harrisburg, PA</text:p>
          </table:table-cell>
          <table:table-cell office:value-type="string" calcext:value-type="string">
            <text:p>Presented tailored COVID-19 metrics for employer groups showing how their employees were impacted and how the group’s claims experience compares to other employers in the same product lines.</text:p>
          </table:table-cell>
          <table:table-cell/>
        </table:table-row>
        <table:table-row table:style-name="ro4">
          <table:table-cell office:value-type="string" calcext:value-type="string">
            <text:p>Yes</text:p>
          </table:table-cell>
          <table:table-cell table:style-name="ce2" table:formula="of:=[.B3]" office:value-type="date" office:date-value="2020-01-01" calcext:value-type="date">
            <text:p>2020-01-01</text:p>
          </table:table-cell>
          <table:table-cell table:style-name="ce2" table:formula="of:=[.C3]" office:value-type="string" office:string-value="Now  " calcext:value-type="string">
            <text:p>Now <text:s/></text:p>
          </table:table-cell>
          <table:table-cell table:style-name="ce2" table:formula="of:=[.D3]" office:value-type="string" office:string-value="Data Scientist" calcext:value-type="string">
            <text:p>Data Scientist</text:p>
          </table:table-cell>
          <table:table-cell table:style-name="ce2" table:formula="of:=[.E3]" office:value-type="string" office:string-value="Capital Blue Cross" calcext:value-type="string">
            <text:p>Capital Blue Cross</text:p>
          </table:table-cell>
          <table:table-cell table:style-name="ce2" table:formula="of:=[.F3]" office:value-type="string" office:string-value="Harrisburg, PA" calcext:value-type="string">
            <text:p>Harrisburg, PA</text:p>
          </table:table-cell>
          <table:table-cell office:value-type="string" calcext:value-type="string">
            <text:p>Stood up a new RStudio server (open source edition) on a Linux virtual machine. <text:s/>Created Bash scripts for managing code deployments from Subversion as well as scripts for daily data extracts. <text:s/>The server played a crucial role for improved productivity once we moved to a fully-remote team.</text:p>
          </table:table-cell>
          <table:table-cell office:value-type="string" calcext:value-type="string">
            <text:p>Linux; Bash; </text:p>
          </table:table-cell>
        </table:table-row>
        <table:table-row table:style-name="ro5">
          <table:table-cell/>
          <table:table-cell table:style-name="ce2" table:formula="of:=[.B4]" office:value-type="date" office:date-value="2020-01-01" calcext:value-type="date">
            <text:p>2020-01-01</text:p>
          </table:table-cell>
          <table:table-cell table:style-name="ce2" table:formula="of:=[.C4]" office:value-type="string" office:string-value="Now  " calcext:value-type="string">
            <text:p>Now <text:s/></text:p>
          </table:table-cell>
          <table:table-cell table:style-name="ce2" table:formula="of:=[.D4]" office:value-type="string" office:string-value="Data Scientist" calcext:value-type="string">
            <text:p>Data Scientist</text:p>
          </table:table-cell>
          <table:table-cell table:style-name="ce2" table:formula="of:=[.E4]" office:value-type="string" office:string-value="Capital Blue Cross" calcext:value-type="string">
            <text:p>Capital Blue Cross</text:p>
          </table:table-cell>
          <table:table-cell table:style-name="ce2" table:formula="of:=[.F4]" office:value-type="string" office:string-value="Harrisburg, PA" calcext:value-type="string">
            <text:p>Harrisburg, PA</text:p>
          </table:table-cell>
          <table:table-cell office:value-type="string" calcext:value-type="string">
            <text:p>Mentored co-workers on Linux fundamentals and using RStudio in a server environment. <text:s/>Shared code snippets and coding guidelines to improve the new team member onboarding process. <text:s/>Assisted team members with improving their code performance, process automation, and SQL efficiency.</text:p>
          </table:table-cell>
          <table:table-cell/>
        </table:table-row>
        <table:table-row table:style-name="ro6">
          <table:table-cell office:value-type="string" calcext:value-type="string">
            <text:p>Yes</text:p>
          </table:table-cell>
          <table:table-cell table:style-name="ce2" table:formula="of:=[.B5]" office:value-type="date" office:date-value="2020-01-01" calcext:value-type="date">
            <text:p>2020-01-01</text:p>
          </table:table-cell>
          <table:table-cell table:style-name="ce2" table:formula="of:=[.C5]" office:value-type="string" office:string-value="Now  " calcext:value-type="string">
            <text:p>Now <text:s/></text:p>
          </table:table-cell>
          <table:table-cell table:style-name="ce2" table:formula="of:=[.D5]" office:value-type="string" office:string-value="Data Scientist" calcext:value-type="string">
            <text:p>Data Scientist</text:p>
          </table:table-cell>
          <table:table-cell table:style-name="ce2" table:formula="of:=[.E5]" office:value-type="string" office:string-value="Capital Blue Cross" calcext:value-type="string">
            <text:p>Capital Blue Cross</text:p>
          </table:table-cell>
          <table:table-cell table:style-name="ce2" table:formula="of:=[.F5]" office:value-type="string" office:string-value="Harrisburg, PA" calcext:value-type="string">
            <text:p>Harrisburg, PA</text:p>
          </table:table-cell>
          <table:table-cell office:value-type="string" calcext:value-type="string">
            <text:p>Designed and built a parameter-driven process to identify candidates for emerging high-cost drug treatments. <text:s/>Financial risk assessments highlight the potential risk to the company if customers begin using the treatments.</text:p>
          </table:table-cell>
          <table:table-cell office:value-type="string" calcext:value-type="string">
            <text:p>Bash; SQL; R; Shiny</text:p>
          </table:table-cell>
        </table:table-row>
        <table:table-row table:style-name="ro7">
          <table:table-cell/>
          <table:table-cell table:style-name="ce2" table:formula="of:=[.B6]" office:value-type="date" office:date-value="2020-01-01" calcext:value-type="date">
            <text:p>2020-01-01</text:p>
          </table:table-cell>
          <table:table-cell table:style-name="ce2" table:formula="of:=[.C6]" office:value-type="string" office:string-value="Now  " calcext:value-type="string">
            <text:p>Now <text:s/></text:p>
          </table:table-cell>
          <table:table-cell table:style-name="ce2" table:formula="of:=[.D6]" office:value-type="string" office:string-value="Data Scientist" calcext:value-type="string">
            <text:p>Data Scientist</text:p>
          </table:table-cell>
          <table:table-cell table:style-name="ce2" table:formula="of:=[.E6]" office:value-type="string" office:string-value="Capital Blue Cross" calcext:value-type="string">
            <text:p>Capital Blue Cross</text:p>
          </table:table-cell>
          <table:table-cell table:style-name="ce2" table:formula="of:=[.F6]" office:value-type="string" office:string-value="Harrisburg, PA" calcext:value-type="string">
            <text:p>Harrisburg, PA</text:p>
          </table:table-cell>
          <table:table-cell office:value-type="string" calcext:value-type="string">
            <text:p>Built PowerShell scripts to set up and execute the Optum Symmetry software.</text:p>
          </table:table-cell>
          <table:table-cell office:value-type="string" calcext:value-type="string">
            <text:p>Powershell</text:p>
          </table:table-cell>
        </table:table-row>
        <table:table-row table:style-name="ro8">
          <table:table-cell office:value-type="string" calcext:value-type="string">
            <text:p>Yes</text:p>
          </table:table-cell>
          <table:table-cell table:style-name="ce2" table:formula="of:=[.B7]" office:value-type="date" office:date-value="2020-01-01" calcext:value-type="date">
            <text:p>2020-01-01</text:p>
          </table:table-cell>
          <table:table-cell table:style-name="ce2" table:formula="of:=[.C7]" office:value-type="string" office:string-value="Now  " calcext:value-type="string">
            <text:p>Now <text:s/></text:p>
          </table:table-cell>
          <table:table-cell table:style-name="ce2" table:formula="of:=[.D7]" office:value-type="string" office:string-value="Data Scientist" calcext:value-type="string">
            <text:p>Data Scientist</text:p>
          </table:table-cell>
          <table:table-cell table:style-name="ce2" table:formula="of:=[.E7]" office:value-type="string" office:string-value="Capital Blue Cross" calcext:value-type="string">
            <text:p>Capital Blue Cross</text:p>
          </table:table-cell>
          <table:table-cell table:style-name="ce2" table:formula="of:=[.F7]" office:value-type="string" office:string-value="Harrisburg, PA" calcext:value-type="string">
            <text:p>Harrisburg, PA</text:p>
          </table:table-cell>
          <table:table-cell office:value-type="string" calcext:value-type="string">
            <text:p>Currently installing and configuring the Optum software packages Symmetry and Impact Pro. <text:s/>Created PowerShell scripts to automate resetting date parameters and clean target folder with each run.</text:p>
          </table:table-cell>
          <table:table-cell/>
        </table:table-row>
        <table:table-row table:style-name="ro9">
          <table:table-cell/>
          <table:table-cell table:style-name="ce2" table:formula="of:=[.B8]" office:value-type="date" office:date-value="2020-01-01" calcext:value-type="date">
            <text:p>2020-01-01</text:p>
          </table:table-cell>
          <table:table-cell table:style-name="ce2" table:formula="of:=[.C8]" office:value-type="string" office:string-value="Now  " calcext:value-type="string">
            <text:p>Now <text:s/></text:p>
          </table:table-cell>
          <table:table-cell table:style-name="ce2" table:formula="of:=[.D8]" office:value-type="string" office:string-value="Data Scientist" calcext:value-type="string">
            <text:p>Data Scientist</text:p>
          </table:table-cell>
          <table:table-cell table:style-name="ce2" table:formula="of:=[.E8]" office:value-type="string" office:string-value="Capital Blue Cross" calcext:value-type="string">
            <text:p>Capital Blue Cross</text:p>
          </table:table-cell>
          <table:table-cell table:style-name="ce2" table:formula="of:=[.F8]" office:value-type="string" office:string-value="Harrisburg, PA" calcext:value-type="string">
            <text:p>Harrisburg, PA</text:p>
          </table:table-cell>
          <table:table-cell office:value-type="string" calcext:value-type="string">
            <text:p>Starting a new project to migrate to Rstudio Professional edition including their Connect and Package Manager servers. <text:s/></text:p>
          </table:table-cell>
          <table:table-cell office:value-type="string" calcext:value-type="string">
            <text:p>SQL; Bash; R; Shiny</text:p>
          </table:table-cell>
        </table:table-row>
        <table:table-row table:style-name="ro10">
          <table:table-cell office:value-type="string" calcext:value-type="string">
            <text:p>Yes</text:p>
          </table:table-cell>
          <table:table-cell table:style-name="ce5" office:value-type="date" office:date-value="2015-01-01" calcext:value-type="date">
            <text:p>2015-01-01</text:p>
          </table:table-cell>
          <table:table-cell table:style-name="ce5" office:value-type="date" office:date-value="2019-12-31" calcext:value-type="date">
            <text:p>2019-12-31</text:p>
          </table:table-cell>
          <table:table-cell table:style-name="ce7" office:value-type="string" calcext:value-type="string">
            <text:p>Data Analyst</text:p>
          </table:table-cell>
          <table:table-cell table:style-name="ce7" office:value-type="string" calcext:value-type="string">
            <text:p>Capital Blue Cross</text:p>
          </table:table-cell>
          <table:table-cell table:style-name="ce7" office:value-type="string" calcext:value-type="string">
            <text:p>Harrisburg, PA</text:p>
          </table:table-cell>
          <table:table-cell office:value-type="string" calcext:value-type="string">
            <text:p>Wrote processes to monitor vendor performance to reduce medical expenses. <text:s/>Performance data led to contracts being renegotiated, renewed, or terminated.</text:p>
          </table:table-cell>
          <table:table-cell office:value-type="string" calcext:value-type="string">
            <text:p>SQL; Bash; R; Shiny; PowerBI;</text:p>
          </table:table-cell>
        </table:table-row>
        <table:table-row table:style-name="ro5">
          <table:table-cell office:value-type="string" calcext:value-type="string">
            <text:p>Yes</text:p>
          </table:table-cell>
          <table:table-cell table:style-name="ce2" table:formula="of:=[.B10]" office:value-type="date" office:date-value="2015-01-01" calcext:value-type="date">
            <text:p>2015-01-01</text:p>
          </table:table-cell>
          <table:table-cell table:style-name="ce2" table:formula="of:=[.C10]" office:value-type="date" office:date-value="2019-12-31" calcext:value-type="date">
            <text:p>2019-12-31</text:p>
          </table:table-cell>
          <table:table-cell table:style-name="ce2" table:formula="of:=[.D10]" office:value-type="string" office:string-value="Data Analyst" calcext:value-type="string">
            <text:p>Data Analyst</text:p>
          </table:table-cell>
          <table:table-cell table:style-name="ce2" table:formula="of:=[.E10]" office:value-type="string" office:string-value="Capital Blue Cross" calcext:value-type="string">
            <text:p>Capital Blue Cross</text:p>
          </table:table-cell>
          <table:table-cell table:style-name="ce2" table:formula="of:=[.F10]" office:value-type="string" office:string-value="Harrisburg, PA" calcext:value-type="string">
            <text:p>Harrisburg, PA</text:p>
          </table:table-cell>
          <table:table-cell office:value-type="string" calcext:value-type="string">
            <text:p>Created an application that derives a hospital’s geographic catch basin based on the number of services performed and members’ home locations. <text:s/>Evaluations of a facility’s cost performance use the number of members in that facility’s basin as part of the metric. </text:p>
          </table:table-cell>
          <table:table-cell office:value-type="string" calcext:value-type="string">
            <text:p>SQL; R; R-Markdown</text:p>
          </table:table-cell>
        </table:table-row>
        <table:table-row table:style-name="ro11">
          <table:table-cell office:value-type="string" calcext:value-type="string">
            <text:p>Yes</text:p>
          </table:table-cell>
          <table:table-cell table:style-name="ce2" table:formula="of:=[.B11]" office:value-type="date" office:date-value="2015-01-01" calcext:value-type="date">
            <text:p>2015-01-01</text:p>
          </table:table-cell>
          <table:table-cell table:style-name="ce2" table:formula="of:=[.C11]" office:value-type="date" office:date-value="2019-12-31" calcext:value-type="date">
            <text:p>2019-12-31</text:p>
          </table:table-cell>
          <table:table-cell table:style-name="ce2" table:formula="of:=[.D11]" office:value-type="string" office:string-value="Data Analyst" calcext:value-type="string">
            <text:p>Data Analyst</text:p>
          </table:table-cell>
          <table:table-cell table:style-name="ce2" table:formula="of:=[.E11]" office:value-type="string" office:string-value="Capital Blue Cross" calcext:value-type="string">
            <text:p>Capital Blue Cross</text:p>
          </table:table-cell>
          <table:table-cell table:style-name="ce2" table:formula="of:=[.F11]" office:value-type="string" office:string-value="Harrisburg, PA" calcext:value-type="string">
            <text:p>Harrisburg, PA</text:p>
          </table:table-cell>
          <table:table-cell office:value-type="string" calcext:value-type="string">
            <text:p>Authored a Tableau dashboard for Capital’s Special Investigations Unit to track changes in opioid use by county. <text:s/>Opioid drug doses are converted to a common measurement standard for comparison using the FDA’s Morphine Equivalent Dosage calculations. <text:s/>The dashboard allows the SIU to drill down to individual cases for review or produce summary statistics for government compliance programs. </text:p>
          </table:table-cell>
          <table:table-cell office:value-type="string" calcext:value-type="string">
            <text:p>SQL; Tableau; Bash</text:p>
          </table:table-cell>
        </table:table-row>
        <table:table-row table:style-name="ro12">
          <table:table-cell office:value-type="string" calcext:value-type="string">
            <text:p>Yes</text:p>
          </table:table-cell>
          <table:table-cell table:style-name="ce2" table:formula="of:=[.B12]" office:value-type="date" office:date-value="2015-01-01" calcext:value-type="date">
            <text:p>2015-01-01</text:p>
          </table:table-cell>
          <table:table-cell table:style-name="ce2" table:formula="of:=[.C12]" office:value-type="date" office:date-value="2019-12-31" calcext:value-type="date">
            <text:p>2019-12-31</text:p>
          </table:table-cell>
          <table:table-cell table:style-name="ce2" table:formula="of:=[.D12]" office:value-type="string" office:string-value="Data Analyst" calcext:value-type="string">
            <text:p>Data Analyst</text:p>
          </table:table-cell>
          <table:table-cell table:style-name="ce2" table:formula="of:=[.E12]" office:value-type="string" office:string-value="Capital Blue Cross" calcext:value-type="string">
            <text:p>Capital Blue Cross</text:p>
          </table:table-cell>
          <table:table-cell table:style-name="ce2" table:formula="of:=[.F12]" office:value-type="string" office:string-value="Harrisburg, PA" calcext:value-type="string">
            <text:p>Harrisburg, PA</text:p>
          </table:table-cell>
          <table:table-cell office:value-type="string" calcext:value-type="string">
            <text:p>Tapped to be one of two developers assigned to Capital’s Data Breach Rapid Response Team. After one of the Capital subsidiaries was breached, we were recruited to quickly assess the member, provider, and producer databases. <text:s/>We built new infrastructure to cleanse and house member, provider, and producer data, and tracked who was impacted, when they were notified, and responses received.</text:p>
          </table:table-cell>
          <table:table-cell office:value-type="string" calcext:value-type="string">
            <text:p>PowerShell; SQLServer</text:p>
          </table:table-cell>
        </table:table-row>
        <table:table-row table:style-name="ro13">
          <table:table-cell/>
          <table:table-cell table:style-name="ce2" table:formula="of:=[.B13]" office:value-type="date" office:date-value="2015-01-01" calcext:value-type="date">
            <text:p>2015-01-01</text:p>
          </table:table-cell>
          <table:table-cell table:style-name="ce2" table:formula="of:=[.C13]" office:value-type="date" office:date-value="2019-12-31" calcext:value-type="date">
            <text:p>2019-12-31</text:p>
          </table:table-cell>
          <table:table-cell table:style-name="ce2" table:formula="of:=[.D13]" office:value-type="string" office:string-value="Data Analyst" calcext:value-type="string">
            <text:p>Data Analyst</text:p>
          </table:table-cell>
          <table:table-cell table:style-name="ce2" table:formula="of:=[.E13]" office:value-type="string" office:string-value="Capital Blue Cross" calcext:value-type="string">
            <text:p>Capital Blue Cross</text:p>
          </table:table-cell>
          <table:table-cell table:style-name="ce2" table:formula="of:=[.F13]" office:value-type="string" office:string-value="Harrisburg, PA" calcext:value-type="string">
            <text:p>Harrisburg, PA</text:p>
          </table:table-cell>
          <table:table-cell office:value-type="string" calcext:value-type="string">
            <text:p>Built an application that tags members for medical cohorts. <text:s/>Results from this application are compared to the vendor’s results which helps validate the vendor’s performance and invoice accuracy.</text:p>
          </table:table-cell>
          <table:table-cell office:value-type="string" calcext:value-type="string">
            <text:p>SQL; Bash; SAS</text:p>
          </table:table-cell>
        </table:table-row>
        <table:table-row table:style-name="ro14">
          <table:table-cell office:value-type="string" calcext:value-type="string">
            <text:p>Yes</text:p>
          </table:table-cell>
          <table:table-cell table:style-name="ce2" table:formula="of:=[.B14]" office:value-type="date" office:date-value="2015-01-01" calcext:value-type="date">
            <text:p>2015-01-01</text:p>
          </table:table-cell>
          <table:table-cell table:style-name="ce2" table:formula="of:=[.C14]" office:value-type="date" office:date-value="2019-12-31" calcext:value-type="date">
            <text:p>2019-12-31</text:p>
          </table:table-cell>
          <table:table-cell table:style-name="ce2" table:formula="of:=[.D14]" office:value-type="string" office:string-value="Data Analyst" calcext:value-type="string">
            <text:p>Data Analyst</text:p>
          </table:table-cell>
          <table:table-cell table:style-name="ce2" table:formula="of:=[.E14]" office:value-type="string" office:string-value="Capital Blue Cross" calcext:value-type="string">
            <text:p>Capital Blue Cross</text:p>
          </table:table-cell>
          <table:table-cell table:style-name="ce2" table:formula="of:=[.F14]" office:value-type="string" office:string-value="Harrisburg, PA" calcext:value-type="string">
            <text:p>Harrisburg, PA</text:p>
          </table:table-cell>
          <table:table-cell office:value-type="string" calcext:value-type="string">
            <text:p>Created a new geospatial data dimension for the Enterprise Data Warehouse, opening up a new avenue of analysis for the company. <text:s/>The dimension tracks where individual members, households, and medical providers are located and who occupied a given location over time.</text:p>
          </table:table-cell>
          <table:table-cell office:value-type="string" calcext:value-type="string">
            <text:p>SQL; Bash; SAS</text:p>
          </table:table-cell>
        </table:table-row>
        <table:table-row table:style-name="ro15">
          <table:table-cell/>
          <table:table-cell table:style-name="ce2" table:formula="of:=[.B15]" office:value-type="date" office:date-value="2015-01-01" calcext:value-type="date">
            <text:p>2015-01-01</text:p>
          </table:table-cell>
          <table:table-cell table:style-name="ce2" table:formula="of:=[.C15]" office:value-type="date" office:date-value="2019-12-31" calcext:value-type="date">
            <text:p>2019-12-31</text:p>
          </table:table-cell>
          <table:table-cell table:style-name="ce2" table:formula="of:=[.D15]" office:value-type="string" office:string-value="Data Analyst" calcext:value-type="string">
            <text:p>Data Analyst</text:p>
          </table:table-cell>
          <table:table-cell table:style-name="ce2" table:formula="of:=[.E15]" office:value-type="string" office:string-value="Capital Blue Cross" calcext:value-type="string">
            <text:p>Capital Blue Cross</text:p>
          </table:table-cell>
          <table:table-cell table:style-name="ce2" table:formula="of:=[.F15]" office:value-type="string" office:string-value="Harrisburg, PA" calcext:value-type="string">
            <text:p>Harrisburg, PA</text:p>
          </table:table-cell>
          <table:table-cell office:value-type="string" calcext:value-type="string">
            <text:p>Developed a weekly monitor for the Special Investigations Unit to identify claims that are statistical outliers. <text:s/>Early identification of outliers allows the SIU to intercede for data corrections or potential fraud. <text:s/>Over $1 million was recovered by the monitor in the first year.</text:p>
          </table:table-cell>
          <table:table-cell office:value-type="string" calcext:value-type="string">
            <text:p>SQL; Bash; SAS</text:p>
          </table:table-cell>
        </table:table-row>
        <table:table-row table:style-name="ro16">
          <table:table-cell office:value-type="string" calcext:value-type="string">
            <text:p>Yes</text:p>
          </table:table-cell>
          <table:table-cell table:style-name="ce2" table:formula="of:=[.B16]" office:value-type="date" office:date-value="2015-01-01" calcext:value-type="date">
            <text:p>2015-01-01</text:p>
          </table:table-cell>
          <table:table-cell table:style-name="ce2" table:formula="of:=[.C16]" office:value-type="date" office:date-value="2019-12-31" calcext:value-type="date">
            <text:p>2019-12-31</text:p>
          </table:table-cell>
          <table:table-cell table:style-name="ce2" table:formula="of:=[.D16]" office:value-type="string" office:string-value="Data Analyst" calcext:value-type="string">
            <text:p>Data Analyst</text:p>
          </table:table-cell>
          <table:table-cell table:style-name="ce2" table:formula="of:=[.E16]" office:value-type="string" office:string-value="Capital Blue Cross" calcext:value-type="string">
            <text:p>Capital Blue Cross</text:p>
          </table:table-cell>
          <table:table-cell table:style-name="ce2" table:formula="of:=[.F16]" office:value-type="string" office:string-value="Harrisburg, PA" calcext:value-type="string">
            <text:p>Harrisburg, PA</text:p>
          </table:table-cell>
          <table:table-cell office:value-type="string" calcext:value-type="string">
            <text:p>Designed scripts for the analytics team to increase accuracy and efficiency of impact assessments. <text:s/>The new workflow scripts cut turnaround time by 50%.</text:p>
          </table:table-cell>
          <table:table-cell office:value-type="string" calcext:value-type="string">
            <text:p>SQL; Bash; Batch</text:p>
          </table:table-cell>
        </table:table-row>
        <table:table-row table:style-name="ro17">
          <table:table-cell/>
          <table:table-cell table:style-name="ce2" table:formula="of:=[.B17]" office:value-type="date" office:date-value="2015-01-01" calcext:value-type="date">
            <text:p>2015-01-01</text:p>
          </table:table-cell>
          <table:table-cell table:style-name="ce2" table:formula="of:=[.C17]" office:value-type="date" office:date-value="2019-12-31" calcext:value-type="date">
            <text:p>2019-12-31</text:p>
          </table:table-cell>
          <table:table-cell table:style-name="ce2" table:formula="of:=[.D17]" office:value-type="string" office:string-value="Data Analyst" calcext:value-type="string">
            <text:p>Data Analyst</text:p>
          </table:table-cell>
          <table:table-cell table:style-name="ce2" table:formula="of:=[.E17]" office:value-type="string" office:string-value="Capital Blue Cross" calcext:value-type="string">
            <text:p>Capital Blue Cross</text:p>
          </table:table-cell>
          <table:table-cell table:style-name="ce2" table:formula="of:=[.F17]" office:value-type="string" office:string-value="Harrisburg, PA" calcext:value-type="string">
            <text:p>Harrisburg, PA</text:p>
          </table:table-cell>
          <table:table-cell office:value-type="string" calcext:value-type="string">
            <text:p>Developed an automated premium balancing process to monitor for data integrity problems.</text:p>
          </table:table-cell>
          <table:table-cell office:value-type="string" calcext:value-type="string">
            <text:p>SQL; SAS</text:p>
          </table:table-cell>
        </table:table-row>
        <table:table-row table:style-name="ro18">
          <table:table-cell/>
          <table:table-cell table:style-name="ce2" table:formula="of:=[.B18]" office:value-type="date" office:date-value="2015-01-01" calcext:value-type="date">
            <text:p>2015-01-01</text:p>
          </table:table-cell>
          <table:table-cell table:style-name="ce2" table:formula="of:=[.C18]" office:value-type="date" office:date-value="2019-12-31" calcext:value-type="date">
            <text:p>2019-12-31</text:p>
          </table:table-cell>
          <table:table-cell table:style-name="ce2" table:formula="of:=[.D18]" office:value-type="string" office:string-value="Data Analyst" calcext:value-type="string">
            <text:p>Data Analyst</text:p>
          </table:table-cell>
          <table:table-cell table:style-name="ce2" table:formula="of:=[.E18]" office:value-type="string" office:string-value="Capital Blue Cross" calcext:value-type="string">
            <text:p>Capital Blue Cross</text:p>
          </table:table-cell>
          <table:table-cell table:style-name="ce2" table:formula="of:=[.F18]" office:value-type="string" office:string-value="Harrisburg, PA" calcext:value-type="string">
            <text:p>Harrisburg, PA</text:p>
          </table:table-cell>
          <table:table-cell office:value-type="string" calcext:value-type="string">
            <text:p>Prototyped the first foray into geospatial analysis for the company. <text:s/>Geocoded the member households. <text:s/>Extracted Medically Underserviced Area designations from US Health and Human Services. <text:s/>Pulled TIGER shape datasets for Pennsylvania townships and transformed them to Netezza geospatial data objects using Well-Known-Text. <text:s/>Merged the member locations, HHS MUA definitions, and township boundaries to identify members living in underserviced areas. <text:s/>Statistical tests showed that members living in MUAs have a higher Emergency Room utilization verses members not living in an MUA. <text:s/>I volunteered to present my work at an analytics forum for various Blue Cross Blue Shield companies.</text:p>
          </table:table-cell>
          <table:table-cell office:value-type="string" calcext:value-type="string">
            <text:p>R; Kornshell; SQL; Well-Known-Text; </text:p>
          </table:table-cell>
        </table:table-row>
        <table:table-row table:style-name="ro19">
          <table:table-cell office:value-type="string" calcext:value-type="string">
            <text:p>Yes</text:p>
          </table:table-cell>
          <table:table-cell table:style-name="ce2" table:formula="of:=[.B19]" office:value-type="date" office:date-value="2015-01-01" calcext:value-type="date">
            <text:p>2015-01-01</text:p>
          </table:table-cell>
          <table:table-cell table:style-name="ce2" table:formula="of:=[.C19]" office:value-type="date" office:date-value="2019-12-31" calcext:value-type="date">
            <text:p>2019-12-31</text:p>
          </table:table-cell>
          <table:table-cell table:style-name="ce2" table:formula="of:=[.D19]" office:value-type="string" office:string-value="Data Analyst" calcext:value-type="string">
            <text:p>Data Analyst</text:p>
          </table:table-cell>
          <table:table-cell table:style-name="ce2" table:formula="of:=[.E19]" office:value-type="string" office:string-value="Capital Blue Cross" calcext:value-type="string">
            <text:p>Capital Blue Cross</text:p>
          </table:table-cell>
          <table:table-cell table:style-name="ce2" table:formula="of:=[.F19]" office:value-type="string" office:string-value="Harrisburg, PA" calcext:value-type="string">
            <text:p>Harrisburg, PA</text:p>
          </table:table-cell>
          <table:table-cell office:value-type="string" calcext:value-type="string">
            <text:p>Designed a new data-mart and Extract-Transform-Load process to support our stop-loss insurance business.</text:p>
          </table:table-cell>
          <table:table-cell office:value-type="string" calcext:value-type="string">
            <text:p>SQL; SAS;</text:p>
          </table:table-cell>
        </table:table-row>
        <table:table-row table:style-name="ro20">
          <table:table-cell office:value-type="string" calcext:value-type="string">
            <text:p>Yes</text:p>
          </table:table-cell>
          <table:table-cell table:style-name="ce2" table:formula="of:=[.B20]" office:value-type="date" office:date-value="2015-01-01" calcext:value-type="date">
            <text:p>2015-01-01</text:p>
          </table:table-cell>
          <table:table-cell table:style-name="ce2" table:formula="of:=[.C20]" office:value-type="date" office:date-value="2019-12-31" calcext:value-type="date">
            <text:p>2019-12-31</text:p>
          </table:table-cell>
          <table:table-cell table:style-name="ce2" table:formula="of:=[.D20]" office:value-type="string" office:string-value="Data Analyst" calcext:value-type="string">
            <text:p>Data Analyst</text:p>
          </table:table-cell>
          <table:table-cell table:style-name="ce2" table:formula="of:=[.E20]" office:value-type="string" office:string-value="Capital Blue Cross" calcext:value-type="string">
            <text:p>Capital Blue Cross</text:p>
          </table:table-cell>
          <table:table-cell table:style-name="ce2" table:formula="of:=[.F20]" office:value-type="string" office:string-value="Harrisburg, PA" calcext:value-type="string">
            <text:p>Harrisburg, PA</text:p>
          </table:table-cell>
          <table:table-cell office:value-type="string" calcext:value-type="string">
            <text:p>Began a multi-year project to extract data related to the national Blue Cross - Blue Shield consumer class action suit. <text:s/>Worked with the legal team and external legal consultants on data extract formats and data quality.</text:p>
          </table:table-cell>
          <table:table-cell office:value-type="string" calcext:value-type="string">
            <text:p>SQL</text:p>
          </table:table-cell>
        </table:table-row>
        <table:table-row table:style-name="ro21">
          <table:table-cell/>
          <table:table-cell table:style-name="ce2" table:formula="of:=[.B21]" office:value-type="date" office:date-value="2015-01-01" calcext:value-type="date">
            <text:p>2015-01-01</text:p>
          </table:table-cell>
          <table:table-cell table:style-name="ce2" table:formula="of:=[.C21]" office:value-type="date" office:date-value="2019-12-31" calcext:value-type="date">
            <text:p>2019-12-31</text:p>
          </table:table-cell>
          <table:table-cell table:style-name="ce2" table:formula="of:=[.D21]" office:value-type="string" office:string-value="Data Analyst" calcext:value-type="string">
            <text:p>Data Analyst</text:p>
          </table:table-cell>
          <table:table-cell table:style-name="ce2" table:formula="of:=[.E21]" office:value-type="string" office:string-value="Capital Blue Cross" calcext:value-type="string">
            <text:p>Capital Blue Cross</text:p>
          </table:table-cell>
          <table:table-cell table:style-name="ce2" table:formula="of:=[.F21]" office:value-type="string" office:string-value="Harrisburg, PA" calcext:value-type="string">
            <text:p>Harrisburg, PA</text:p>
          </table:table-cell>
          <table:table-cell office:value-type="string" calcext:value-type="string">
            <text:p>Consulted on a project for importing HL7 data from various hospital facilities into Capital’s data warehouse</text:p>
          </table:table-cell>
          <table:table-cell office:value-type="string" calcext:value-type="string">
            <text:p>HL7; Informatica</text:p>
          </table:table-cell>
        </table:table-row>
        <table:table-row table:style-name="ro19">
          <table:table-cell/>
          <table:table-cell table:style-name="ce2" table:formula="of:=[.B22]" office:value-type="date" office:date-value="2015-01-01" calcext:value-type="date">
            <text:p>2015-01-01</text:p>
          </table:table-cell>
          <table:table-cell table:style-name="ce2" table:formula="of:=[.C22]" office:value-type="date" office:date-value="2019-12-31" calcext:value-type="date">
            <text:p>2019-12-31</text:p>
          </table:table-cell>
          <table:table-cell table:style-name="ce2" table:formula="of:=[.D22]" office:value-type="string" office:string-value="Data Analyst" calcext:value-type="string">
            <text:p>Data Analyst</text:p>
          </table:table-cell>
          <table:table-cell table:style-name="ce2" table:formula="of:=[.E22]" office:value-type="string" office:string-value="Capital Blue Cross" calcext:value-type="string">
            <text:p>Capital Blue Cross</text:p>
          </table:table-cell>
          <table:table-cell table:style-name="ce2" table:formula="of:=[.F22]" office:value-type="string" office:string-value="Harrisburg, PA" calcext:value-type="string">
            <text:p>Harrisburg, PA</text:p>
          </table:table-cell>
          <table:table-cell office:value-type="string" calcext:value-type="string">
            <text:p>Primary data exchange coordinator for Capital when another Blue Cross - Blue Shield detects a data breach. </text:p>
          </table:table-cell>
          <table:table-cell office:value-type="string" calcext:value-type="string">
            <text:p>SQL</text:p>
          </table:table-cell>
        </table:table-row>
        <table:table-row table:style-name="ro22">
          <table:table-cell office:value-type="string" calcext:value-type="string">
            <text:p>Yes</text:p>
          </table:table-cell>
          <table:table-cell table:style-name="ce2" table:formula="of:=[.B23]" office:value-type="date" office:date-value="2015-01-01" calcext:value-type="date">
            <text:p>2015-01-01</text:p>
          </table:table-cell>
          <table:table-cell table:style-name="ce2" table:formula="of:=[.C23]" office:value-type="date" office:date-value="2019-12-31" calcext:value-type="date">
            <text:p>2019-12-31</text:p>
          </table:table-cell>
          <table:table-cell table:style-name="ce2" table:formula="of:=[.D23]" office:value-type="string" office:string-value="Data Analyst" calcext:value-type="string">
            <text:p>Data Analyst</text:p>
          </table:table-cell>
          <table:table-cell table:style-name="ce2" table:formula="of:=[.E23]" office:value-type="string" office:string-value="Capital Blue Cross" calcext:value-type="string">
            <text:p>Capital Blue Cross</text:p>
          </table:table-cell>
          <table:table-cell table:style-name="ce2" table:formula="of:=[.F23]" office:value-type="string" office:string-value="Harrisburg, PA" calcext:value-type="string">
            <text:p>Harrisburg, PA</text:p>
          </table:table-cell>
          <table:table-cell office:value-type="string" calcext:value-type="string">
            <text:p>Built a new R application that compares the current flu season to the prior five seasons. <text:s/>Seasonal case trends are graphed by time, age, gender, market segment, and geographic area. <text:s/>The company’s actuarial staff considers the seasonal information when setting corporate reserves.</text:p>
          </table:table-cell>
          <table:table-cell office:value-type="string" calcext:value-type="string">
            <text:p>R; SQL</text:p>
          </table:table-cell>
        </table:table-row>
        <table:table-row table:style-name="ro23">
          <table:table-cell/>
          <table:table-cell table:style-name="ce5" office:value-type="date" office:date-value="2013-01-01" calcext:value-type="date">
            <text:p>2013-01-01</text:p>
          </table:table-cell>
          <table:table-cell table:style-name="ce5" office:value-type="date" office:date-value="2014-12-31" calcext:value-type="date">
            <text:p>2014-12-31</text:p>
          </table:table-cell>
          <table:table-cell table:style-name="ce7" office:value-type="string" calcext:value-type="string">
            <text:p>Data Engineer</text:p>
          </table:table-cell>
          <table:table-cell table:style-name="ce7" office:value-type="string" calcext:value-type="string">
            <text:p>Capital Blue Cross</text:p>
          </table:table-cell>
          <table:table-cell table:style-name="ce7" office:value-type="string" calcext:value-type="string">
            <text:p>Harrisburg, PA</text:p>
          </table:table-cell>
          <table:table-cell office:value-type="string" calcext:value-type="string">
            <text:p>Wrote data mapping instructions for extracting data from our warehouse to feed to a new startup venture.</text:p>
          </table:table-cell>
          <table:table-cell/>
        </table:table-row>
        <table:table-row table:style-name="ro24">
          <table:table-cell/>
          <table:table-cell table:style-name="ce2" table:formula="of:=[.B25]" office:value-type="date" office:date-value="2013-01-01" calcext:value-type="date">
            <text:p>2013-01-01</text:p>
          </table:table-cell>
          <table:table-cell table:style-name="ce2" table:formula="of:=[.C25]" office:value-type="date" office:date-value="2014-12-31" calcext:value-type="date">
            <text:p>2014-12-31</text:p>
          </table:table-cell>
          <table:table-cell table:style-name="ce2" table:formula="of:=[.D25]" office:value-type="string" office:string-value="Data Engineer" calcext:value-type="string">
            <text:p>Data Engineer</text:p>
          </table:table-cell>
          <table:table-cell table:style-name="ce2" table:formula="of:=[.E25]" office:value-type="string" office:string-value="Capital Blue Cross" calcext:value-type="string">
            <text:p>Capital Blue Cross</text:p>
          </table:table-cell>
          <table:table-cell table:style-name="ce2" table:formula="of:=[.F25]" office:value-type="string" office:string-value="Harrisburg, PA" calcext:value-type="string">
            <text:p>Harrisburg, PA</text:p>
          </table:table-cell>
          <table:table-cell office:value-type="string" calcext:value-type="string">
            <text:p>Advocated for the adoption of Ataccama’s DQ Analyzer for researching data quality issues. <text:s/>Conducted several training sessions to get new users up to speed with the tool.</text:p>
          </table:table-cell>
          <table:table-cell office:value-type="string" calcext:value-type="string">
            <text:p>DQ Analyzer</text:p>
          </table:table-cell>
        </table:table-row>
        <table:table-row table:style-name="ro25">
          <table:table-cell office:value-type="string" calcext:value-type="string">
            <text:p>Yes</text:p>
          </table:table-cell>
          <table:table-cell table:style-name="ce2" table:formula="of:=[.B26]" office:value-type="date" office:date-value="2013-01-01" calcext:value-type="date">
            <text:p>2013-01-01</text:p>
          </table:table-cell>
          <table:table-cell table:style-name="ce2" table:formula="of:=[.C26]" office:value-type="date" office:date-value="2014-12-31" calcext:value-type="date">
            <text:p>2014-12-31</text:p>
          </table:table-cell>
          <table:table-cell table:style-name="ce2" table:formula="of:=[.D26]" office:value-type="string" office:string-value="Data Engineer" calcext:value-type="string">
            <text:p>Data Engineer</text:p>
          </table:table-cell>
          <table:table-cell table:style-name="ce2" table:formula="of:=[.E26]" office:value-type="string" office:string-value="Capital Blue Cross" calcext:value-type="string">
            <text:p>Capital Blue Cross</text:p>
          </table:table-cell>
          <table:table-cell table:style-name="ce2" table:formula="of:=[.F26]" office:value-type="string" office:string-value="Harrisburg, PA" calcext:value-type="string">
            <text:p>Harrisburg, PA</text:p>
          </table:table-cell>
          <table:table-cell office:value-type="string" calcext:value-type="string">
            <text:p><text:span text:style-name="T1">Reengineered a Java process to call an Optum (WSDL)</text:span> web service for calculating a claim’s Diagnostic Related Group assignment.</text:p>
          </table:table-cell>
          <table:table-cell office:value-type="string" calcext:value-type="string">
            <text:p>Java; WSDL; Web Service; XML</text:p>
          </table:table-cell>
        </table:table-row>
        <table:table-row table:style-name="ro26">
          <table:table-cell office:value-type="string" calcext:value-type="string">
            <text:p>Yes</text:p>
          </table:table-cell>
          <table:table-cell table:style-name="ce2" table:formula="of:=[.B27]" office:value-type="date" office:date-value="2013-01-01" calcext:value-type="date">
            <text:p>2013-01-01</text:p>
          </table:table-cell>
          <table:table-cell table:style-name="ce2" table:formula="of:=[.C27]" office:value-type="date" office:date-value="2014-12-31" calcext:value-type="date">
            <text:p>2014-12-31</text:p>
          </table:table-cell>
          <table:table-cell table:style-name="ce2" table:formula="of:=[.D27]" office:value-type="string" office:string-value="Data Engineer" calcext:value-type="string">
            <text:p>Data Engineer</text:p>
          </table:table-cell>
          <table:table-cell table:style-name="ce2" table:formula="of:=[.E27]" office:value-type="string" office:string-value="Capital Blue Cross" calcext:value-type="string">
            <text:p>Capital Blue Cross</text:p>
          </table:table-cell>
          <table:table-cell table:style-name="ce2" table:formula="of:=[.F27]" office:value-type="string" office:string-value="Harrisburg, PA" calcext:value-type="string">
            <text:p>Harrisburg, PA</text:p>
          </table:table-cell>
          <table:table-cell office:value-type="string" calcext:value-type="string">
            <text:p>Wrote scripts to monitor and report on the daily ETL schedule’s progress. <text:s/>Included balancing checks to verify data integrity.</text:p>
          </table:table-cell>
          <table:table-cell office:value-type="string" calcext:value-type="string">
            <text:p>SQL; Kornshell</text:p>
          </table:table-cell>
        </table:table-row>
        <table:table-row table:style-name="ro27">
          <table:table-cell/>
          <table:table-cell table:style-name="ce2" table:formula="of:=[.B28]" office:value-type="date" office:date-value="2013-01-01" calcext:value-type="date">
            <text:p>2013-01-01</text:p>
          </table:table-cell>
          <table:table-cell table:style-name="ce2" table:formula="of:=[.C28]" office:value-type="date" office:date-value="2014-12-31" calcext:value-type="date">
            <text:p>2014-12-31</text:p>
          </table:table-cell>
          <table:table-cell table:style-name="ce2" table:formula="of:=[.D28]" office:value-type="string" office:string-value="Data Engineer" calcext:value-type="string">
            <text:p>Data Engineer</text:p>
          </table:table-cell>
          <table:table-cell table:style-name="ce2" table:formula="of:=[.E28]" office:value-type="string" office:string-value="Capital Blue Cross" calcext:value-type="string">
            <text:p>Capital Blue Cross</text:p>
          </table:table-cell>
          <table:table-cell table:style-name="ce2" table:formula="of:=[.F28]" office:value-type="string" office:string-value="Harrisburg, PA" calcext:value-type="string">
            <text:p>Harrisburg, PA</text:p>
          </table:table-cell>
          <table:table-cell office:value-type="string" calcext:value-type="string">
            <text:p>Wrote scripts to automate Capital’s test database refreshes. <text:s/>The enhancements removed manual steps, added data sampling, and captured table meta-data to handle shape changes.</text:p>
          </table:table-cell>
          <table:table-cell office:value-type="string" calcext:value-type="string">
            <text:p>SQL; Kornshell</text:p>
          </table:table-cell>
        </table:table-row>
        <table:table-row table:style-name="ro28">
          <table:table-cell/>
          <table:table-cell table:style-name="ce2" table:formula="of:=[.B29]" office:value-type="date" office:date-value="2013-01-01" calcext:value-type="date">
            <text:p>2013-01-01</text:p>
          </table:table-cell>
          <table:table-cell table:style-name="ce2" table:formula="of:=[.C29]" office:value-type="date" office:date-value="2014-12-31" calcext:value-type="date">
            <text:p>2014-12-31</text:p>
          </table:table-cell>
          <table:table-cell table:style-name="ce2" table:formula="of:=[.D29]" office:value-type="string" office:string-value="Data Engineer" calcext:value-type="string">
            <text:p>Data Engineer</text:p>
          </table:table-cell>
          <table:table-cell table:style-name="ce2" table:formula="of:=[.E29]" office:value-type="string" office:string-value="Capital Blue Cross" calcext:value-type="string">
            <text:p>Capital Blue Cross</text:p>
          </table:table-cell>
          <table:table-cell table:style-name="ce2" table:formula="of:=[.F29]" office:value-type="string" office:string-value="Harrisburg, PA" calcext:value-type="string">
            <text:p>Harrisburg, PA</text:p>
          </table:table-cell>
          <table:table-cell office:value-type="string" calcext:value-type="string">
            <text:p>Created a process to query the central scheduling software’s database to dynamically generate dependency graphs for the team’s daily schedule. <text:s/>The graph included dependencies within and between subsystems.</text:p>
          </table:table-cell>
          <table:table-cell office:value-type="string" calcext:value-type="string">
            <text:p>SLQ; Kornshell; Batch; DOT</text:p>
          </table:table-cell>
        </table:table-row>
        <table:table-row table:style-name="ro29">
          <table:table-cell/>
          <table:table-cell table:style-name="ce2" table:formula="of:=[.B30]" office:value-type="date" office:date-value="2013-01-01" calcext:value-type="date">
            <text:p>2013-01-01</text:p>
          </table:table-cell>
          <table:table-cell table:style-name="ce2" table:formula="of:=[.C30]" office:value-type="date" office:date-value="2014-12-31" calcext:value-type="date">
            <text:p>2014-12-31</text:p>
          </table:table-cell>
          <table:table-cell table:style-name="ce2" table:formula="of:=[.D30]" office:value-type="string" office:string-value="Data Engineer" calcext:value-type="string">
            <text:p>Data Engineer</text:p>
          </table:table-cell>
          <table:table-cell table:style-name="ce2" table:formula="of:=[.E30]" office:value-type="string" office:string-value="Capital Blue Cross" calcext:value-type="string">
            <text:p>Capital Blue Cross</text:p>
          </table:table-cell>
          <table:table-cell table:style-name="ce2" table:formula="of:=[.F30]" office:value-type="string" office:string-value="Harrisburg, PA" calcext:value-type="string">
            <text:p>Harrisburg, PA</text:p>
          </table:table-cell>
          <table:table-cell office:value-type="string" calcext:value-type="string">
            <text:p>Generated graphs showing the output of Netezza Advanced Analytics’ decision trees that determined the likelihood of a member being readmitted after a congestive heart failure stay. <text:s/>Previously the analytics package only produced text descriptions of the decision tree paths.</text:p>
          </table:table-cell>
          <table:table-cell office:value-type="string" calcext:value-type="string">
            <text:p>SQL; DOT</text:p>
          </table:table-cell>
        </table:table-row>
        <table:table-row table:style-name="ro30">
          <table:table-cell office:value-type="string" calcext:value-type="string">
            <text:p>Yes</text:p>
          </table:table-cell>
          <table:table-cell table:style-name="ce2" table:formula="of:=[.B31]" office:value-type="date" office:date-value="2013-01-01" calcext:value-type="date">
            <text:p>2013-01-01</text:p>
          </table:table-cell>
          <table:table-cell table:style-name="ce2" table:formula="of:=[.C31]" office:value-type="date" office:date-value="2014-12-31" calcext:value-type="date">
            <text:p>2014-12-31</text:p>
          </table:table-cell>
          <table:table-cell table:style-name="ce2" table:formula="of:=[.D31]" office:value-type="string" office:string-value="Data Engineer" calcext:value-type="string">
            <text:p>Data Engineer</text:p>
          </table:table-cell>
          <table:table-cell table:style-name="ce2" table:formula="of:=[.E31]" office:value-type="string" office:string-value="Capital Blue Cross" calcext:value-type="string">
            <text:p>Capital Blue Cross</text:p>
          </table:table-cell>
          <table:table-cell table:style-name="ce2" table:formula="of:=[.F31]" office:value-type="string" office:string-value="Harrisburg, PA" calcext:value-type="string">
            <text:p>Harrisburg, PA</text:p>
          </table:table-cell>
          <table:table-cell office:value-type="string" calcext:value-type="string">
            <text:p>Began experimenting with Netezza’s Advanced Analytics geospatial functions. <text:s/>Generated heatmaps showing the geospatial distribution of members and claim dollars.</text:p>
          </table:table-cell>
          <table:table-cell office:value-type="string" calcext:value-type="string">
            <text:p>SQL; NZ Analytics</text:p>
          </table:table-cell>
        </table:table-row>
        <table:table-row table:style-name="ro31">
          <table:table-cell/>
          <table:table-cell table:style-name="ce5" office:value-type="date" office:date-value="2007-02-12" calcext:value-type="date">
            <text:p>2007-02-12</text:p>
          </table:table-cell>
          <table:table-cell table:style-name="ce5" office:value-type="date" office:date-value="2012-12-31" calcext:value-type="date">
            <text:p>2012-12-31</text:p>
          </table:table-cell>
          <table:table-cell table:style-name="ce7" office:value-type="string" calcext:value-type="string">
            <text:p>Software Engineer</text:p>
          </table:table-cell>
          <table:table-cell table:style-name="ce7" office:value-type="string" calcext:value-type="string">
            <text:p>Capital Blue Cross</text:p>
          </table:table-cell>
          <table:table-cell table:style-name="ce7" office:value-type="string" calcext:value-type="string">
            <text:p>Harrisburg, PA</text:p>
          </table:table-cell>
          <table:table-cell office:value-type="string" calcext:value-type="string">
            <text:p>Wrote test automation scripts to facilitate the team’s migration from DB2 to Netezza. <text:s/>The scripts handled comparisons between DB2 and Netezza for parallel test validation.</text:p>
          </table:table-cell>
          <table:table-cell office:value-type="string" calcext:value-type="string">
            <text:p>SQL; Kornshell</text:p>
          </table:table-cell>
        </table:table-row>
        <table:table-row table:style-name="ro23">
          <table:table-cell/>
          <table:table-cell table:style-name="ce2" table:formula="of:=[.B33]" office:value-type="date" office:date-value="2007-02-12" calcext:value-type="date">
            <text:p>2007-02-12</text:p>
          </table:table-cell>
          <table:table-cell table:style-name="ce2" table:formula="of:=[.C33]" office:value-type="date" office:date-value="2012-12-31" calcext:value-type="date">
            <text:p>2012-12-31</text:p>
          </table:table-cell>
          <table:table-cell table:style-name="ce2" table:formula="of:=[.D33]" office:value-type="string" office:string-value="Software Engineer" calcext:value-type="string">
            <text:p>Software Engineer</text:p>
          </table:table-cell>
          <table:table-cell table:style-name="ce2" table:formula="of:=[.E33]" office:value-type="string" office:string-value="Capital Blue Cross" calcext:value-type="string">
            <text:p>Capital Blue Cross</text:p>
          </table:table-cell>
          <table:table-cell table:style-name="ce2" table:formula="of:=[.F33]" office:value-type="string" office:string-value="Harrisburg, PA" calcext:value-type="string">
            <text:p>Harrisburg, PA</text:p>
          </table:table-cell>
          <table:table-cell office:value-type="string" calcext:value-type="string">
            <text:p>Created a process to compare data coming from Oracle and being loaded to Netezza.</text:p>
          </table:table-cell>
          <table:table-cell office:value-type="string" calcext:value-type="string">
            <text:p>SQL; Kornshell</text:p>
          </table:table-cell>
        </table:table-row>
        <table:table-row table:style-name="ro13">
          <table:table-cell office:value-type="string" calcext:value-type="string">
            <text:p>Yes</text:p>
          </table:table-cell>
          <table:table-cell table:style-name="ce2" table:formula="of:=[.B34]" office:value-type="date" office:date-value="2007-02-12" calcext:value-type="date">
            <text:p>2007-02-12</text:p>
          </table:table-cell>
          <table:table-cell table:style-name="ce2" table:formula="of:=[.C34]" office:value-type="date" office:date-value="2012-12-31" calcext:value-type="date">
            <text:p>2012-12-31</text:p>
          </table:table-cell>
          <table:table-cell table:style-name="ce2" table:formula="of:=[.D34]" office:value-type="string" office:string-value="Software Engineer" calcext:value-type="string">
            <text:p>Software Engineer</text:p>
          </table:table-cell>
          <table:table-cell table:style-name="ce2" table:formula="of:=[.E34]" office:value-type="string" office:string-value="Capital Blue Cross" calcext:value-type="string">
            <text:p>Capital Blue Cross</text:p>
          </table:table-cell>
          <table:table-cell table:style-name="ce2" table:formula="of:=[.F34]" office:value-type="string" office:string-value="Harrisburg, PA" calcext:value-type="string">
            <text:p>Harrisburg, PA</text:p>
          </table:table-cell>
          <table:table-cell office:value-type="string" calcext:value-type="string">
            <text:p>Initiated a group to establish Informatica coding standards and procedures as the department migrated the ETL process to Informatica workflows.</text:p>
          </table:table-cell>
          <table:table-cell office:value-type="string" calcext:value-type="string">
            <text:p>Informatica</text:p>
          </table:table-cell>
        </table:table-row>
        <table:table-row table:style-name="ro32">
          <table:table-cell office:value-type="string" calcext:value-type="string">
            <text:p>Yes</text:p>
          </table:table-cell>
          <table:table-cell table:style-name="ce2" table:formula="of:=[.B35]" office:value-type="date" office:date-value="2007-02-12" calcext:value-type="date">
            <text:p>2007-02-12</text:p>
          </table:table-cell>
          <table:table-cell table:style-name="ce2" table:formula="of:=[.C35]" office:value-type="date" office:date-value="2012-12-31" calcext:value-type="date">
            <text:p>2012-12-31</text:p>
          </table:table-cell>
          <table:table-cell table:style-name="ce2" table:formula="of:=[.D35]" office:value-type="string" office:string-value="Software Engineer" calcext:value-type="string">
            <text:p>Software Engineer</text:p>
          </table:table-cell>
          <table:table-cell table:style-name="ce2" table:formula="of:=[.E35]" office:value-type="string" office:string-value="Capital Blue Cross" calcext:value-type="string">
            <text:p>Capital Blue Cross</text:p>
          </table:table-cell>
          <table:table-cell table:style-name="ce2" table:formula="of:=[.F35]" office:value-type="string" office:string-value="Harrisburg, PA" calcext:value-type="string">
            <text:p>Harrisburg, PA</text:p>
          </table:table-cell>
          <table:table-cell office:value-type="string" calcext:value-type="string">
            <text:p>Modified a Java process to pull SQL code from Business Objects to facilitate performing impact assessments on existing reports.</text:p>
          </table:table-cell>
          <table:table-cell office:value-type="string" calcext:value-type="string">
            <text:p>Java</text:p>
          </table:table-cell>
        </table:table-row>
        <table:table-row table:style-name="ro33">
          <table:table-cell office:value-type="string" calcext:value-type="string">
            <text:p>Yes</text:p>
          </table:table-cell>
          <table:table-cell table:style-name="ce2" table:formula="of:=[.B36]" office:value-type="date" office:date-value="2007-02-12" calcext:value-type="date">
            <text:p>2007-02-12</text:p>
          </table:table-cell>
          <table:table-cell table:style-name="ce2" table:formula="of:=[.C36]" office:value-type="date" office:date-value="2012-12-31" calcext:value-type="date">
            <text:p>2012-12-31</text:p>
          </table:table-cell>
          <table:table-cell table:style-name="ce2" table:formula="of:=[.D36]" office:value-type="string" office:string-value="Software Engineer" calcext:value-type="string">
            <text:p>Software Engineer</text:p>
          </table:table-cell>
          <table:table-cell table:style-name="ce2" table:formula="of:=[.E36]" office:value-type="string" office:string-value="Capital Blue Cross" calcext:value-type="string">
            <text:p>Capital Blue Cross</text:p>
          </table:table-cell>
          <table:table-cell table:style-name="ce2" table:formula="of:=[.F36]" office:value-type="string" office:string-value="Harrisburg, PA" calcext:value-type="string">
            <text:p>Harrisburg, PA</text:p>
          </table:table-cell>
          <table:table-cell office:value-type="string" calcext:value-type="string">
            <text:p>Volunteered to work in a group experimenting with Netezza’s predictive modeling features. <text:s/>Built a decision tree for predicting which members might be readmitted after a congestive heart failure stay.</text:p>
          </table:table-cell>
          <table:table-cell office:value-type="string" calcext:value-type="string">
            <text:p>SQL; NZ Analytics</text:p>
          </table:table-cell>
        </table:table-row>
        <table:table-row table:style-name="ro34">
          <table:table-cell/>
          <table:table-cell table:style-name="ce2" table:formula="of:=[.B37]" office:value-type="date" office:date-value="2007-02-12" calcext:value-type="date">
            <text:p>2007-02-12</text:p>
          </table:table-cell>
          <table:table-cell table:style-name="ce2" table:formula="of:=[.C37]" office:value-type="date" office:date-value="2012-12-31" calcext:value-type="date">
            <text:p>2012-12-31</text:p>
          </table:table-cell>
          <table:table-cell table:style-name="ce2" table:formula="of:=[.D37]" office:value-type="string" office:string-value="Software Engineer" calcext:value-type="string">
            <text:p>Software Engineer</text:p>
          </table:table-cell>
          <table:table-cell table:style-name="ce2" table:formula="of:=[.E37]" office:value-type="string" office:string-value="Capital Blue Cross" calcext:value-type="string">
            <text:p>Capital Blue Cross</text:p>
          </table:table-cell>
          <table:table-cell table:style-name="ce2" table:formula="of:=[.F37]" office:value-type="string" office:string-value="Harrisburg, PA" calcext:value-type="string">
            <text:p>Harrisburg, PA</text:p>
          </table:table-cell>
          <table:table-cell office:value-type="string" calcext:value-type="string">
            <text:p>Developed a new process to automate testing Informatica user-defined functions. </text:p>
          </table:table-cell>
          <table:table-cell office:value-type="string" calcext:value-type="string">
            <text:p>Informatica; </text:p>
          </table:table-cell>
        </table:table-row>
        <table:table-row table:style-name="ro28">
          <table:table-cell/>
          <table:table-cell table:style-name="ce2" table:formula="of:=[.B38]" office:value-type="date" office:date-value="2007-02-12" calcext:value-type="date">
            <text:p>2007-02-12</text:p>
          </table:table-cell>
          <table:table-cell table:style-name="ce2" table:formula="of:=[.C38]" office:value-type="date" office:date-value="2012-12-31" calcext:value-type="date">
            <text:p>2012-12-31</text:p>
          </table:table-cell>
          <table:table-cell table:style-name="ce2" table:formula="of:=[.D38]" office:value-type="string" office:string-value="Software Engineer" calcext:value-type="string">
            <text:p>Software Engineer</text:p>
          </table:table-cell>
          <table:table-cell table:style-name="ce2" table:formula="of:=[.E38]" office:value-type="string" office:string-value="Capital Blue Cross" calcext:value-type="string">
            <text:p>Capital Blue Cross</text:p>
          </table:table-cell>
          <table:table-cell table:style-name="ce2" table:formula="of:=[.F38]" office:value-type="string" office:string-value="Harrisburg, PA" calcext:value-type="string">
            <text:p>Harrisburg, PA</text:p>
          </table:table-cell>
          <table:table-cell office:value-type="string" calcext:value-type="string">
            <text:p>Recruited for a focus group to prototype improvements for handling special provider contracts. <text:s/>The old SAS process ran for five days. <text:s/>The new process, using Netezza SQL, ran inside the appliance, added new features, and completed in four hours.</text:p>
          </table:table-cell>
          <table:table-cell office:value-type="string" calcext:value-type="string">
            <text:p>SQL; SAS</text:p>
          </table:table-cell>
        </table:table-row>
        <table:table-row table:style-name="ro35">
          <table:table-cell/>
          <table:table-cell table:style-name="ce2" table:formula="of:=[.B39]" office:value-type="date" office:date-value="2007-02-12" calcext:value-type="date">
            <text:p>2007-02-12</text:p>
          </table:table-cell>
          <table:table-cell table:style-name="ce2" table:formula="of:=[.C39]" office:value-type="date" office:date-value="2012-12-31" calcext:value-type="date">
            <text:p>2012-12-31</text:p>
          </table:table-cell>
          <table:table-cell table:style-name="ce2" table:formula="of:=[.D39]" office:value-type="string" office:string-value="Software Engineer" calcext:value-type="string">
            <text:p>Software Engineer</text:p>
          </table:table-cell>
          <table:table-cell table:style-name="ce2" table:formula="of:=[.E39]" office:value-type="string" office:string-value="Capital Blue Cross" calcext:value-type="string">
            <text:p>Capital Blue Cross</text:p>
          </table:table-cell>
          <table:table-cell table:style-name="ce2" table:formula="of:=[.F39]" office:value-type="string" office:string-value="Harrisburg, PA" calcext:value-type="string">
            <text:p>Harrisburg, PA</text:p>
          </table:table-cell>
          <table:table-cell office:value-type="string" calcext:value-type="string">
            <text:p>Gave several presentations to the internal Informatica user group on various workflow techniques.</text:p>
          </table:table-cell>
          <table:table-cell office:value-type="string" calcext:value-type="string">
            <text:p>Informatica</text:p>
          </table:table-cell>
        </table:table-row>
        <table:table-row table:style-name="ro36">
          <table:table-cell/>
          <table:table-cell table:style-name="ce5" office:value-type="date" office:date-value="2007-02-12" calcext:value-type="date">
            <text:p>2007-02-12</text:p>
          </table:table-cell>
          <table:table-cell table:style-name="ce5" office:value-type="date" office:date-value="2012-12-31" calcext:value-type="date">
            <text:p>2012-12-31</text:p>
          </table:table-cell>
          <table:table-cell table:style-name="ce7" office:value-type="string" calcext:value-type="string">
            <text:p>Software Engineer</text:p>
          </table:table-cell>
          <table:table-cell table:style-name="ce7" office:value-type="string" calcext:value-type="string">
            <text:p>Capital Blue Cross</text:p>
          </table:table-cell>
          <table:table-cell table:style-name="ce7" office:value-type="string" calcext:value-type="string">
            <text:p>Harrisburg, PA</text:p>
          </table:table-cell>
          <table:table-cell office:value-type="string" calcext:value-type="string">
            <text:p>Implemented a new fact and dimension to the Enterprise Data Warehouse consisting of invoice and billing information.</text:p>
          </table:table-cell>
          <table:table-cell office:value-type="string" calcext:value-type="string">
            <text:p>Informatica</text:p>
          </table:table-cell>
        </table:table-row>
        <table:table-row table:style-name="ro37">
          <table:table-cell office:value-type="string" calcext:value-type="string">
            <text:p>Yes</text:p>
          </table:table-cell>
          <table:table-cell table:style-name="ce2" table:formula="of:=[.B41]" office:value-type="date" office:date-value="2007-02-12" calcext:value-type="date">
            <text:p>2007-02-12</text:p>
          </table:table-cell>
          <table:table-cell table:style-name="ce2" table:formula="of:=[.C41]" office:value-type="date" office:date-value="2012-12-31" calcext:value-type="date">
            <text:p>2012-12-31</text:p>
          </table:table-cell>
          <table:table-cell table:style-name="ce2" table:formula="of:=[.D41]" office:value-type="string" office:string-value="Software Engineer" calcext:value-type="string">
            <text:p>Software Engineer</text:p>
          </table:table-cell>
          <table:table-cell table:style-name="ce2" table:formula="of:=[.E41]" office:value-type="string" office:string-value="Capital Blue Cross" calcext:value-type="string">
            <text:p>Capital Blue Cross</text:p>
          </table:table-cell>
          <table:table-cell table:style-name="ce2" table:formula="of:=[.F41]" office:value-type="string" office:string-value="Harrisburg, PA" calcext:value-type="string">
            <text:p>Harrisburg, PA</text:p>
          </table:table-cell>
          <table:table-cell office:value-type="string" calcext:value-type="string">
            <text:p>Installed a new version of Optum’s Diagnostic Related Grouping software. <text:s/>Modified Capital’s Java/JNI interface to work with the new C code.</text:p>
          </table:table-cell>
          <table:table-cell office:value-type="string" calcext:value-type="string">
            <text:p>Java; JNI; C</text:p>
          </table:table-cell>
        </table:table-row>
        <table:table-row table:style-name="ro16">
          <table:table-cell office:value-type="string" calcext:value-type="string">
            <text:p>Yes</text:p>
          </table:table-cell>
          <table:table-cell table:style-name="ce2" table:formula="of:=[.B42]" office:value-type="date" office:date-value="2007-02-12" calcext:value-type="date">
            <text:p>2007-02-12</text:p>
          </table:table-cell>
          <table:table-cell table:style-name="ce2" table:formula="of:=[.C42]" office:value-type="date" office:date-value="2012-12-31" calcext:value-type="date">
            <text:p>2012-12-31</text:p>
          </table:table-cell>
          <table:table-cell table:style-name="ce2" table:formula="of:=[.D42]" office:value-type="string" office:string-value="Software Engineer" calcext:value-type="string">
            <text:p>Software Engineer</text:p>
          </table:table-cell>
          <table:table-cell table:style-name="ce2" table:formula="of:=[.E42]" office:value-type="string" office:string-value="Capital Blue Cross" calcext:value-type="string">
            <text:p>Capital Blue Cross</text:p>
          </table:table-cell>
          <table:table-cell table:style-name="ce2" table:formula="of:=[.F42]" office:value-type="string" office:string-value="Harrisburg, PA" calcext:value-type="string">
            <text:p>Harrisburg, PA</text:p>
          </table:table-cell>
          <table:table-cell office:value-type="string" calcext:value-type="string">
            <text:p>Created a new handshake methodology between the internal warehouse scheduling tool (Java based) and the corporate Tidal package allowing for smoother integration with the source system.</text:p>
          </table:table-cell>
          <table:table-cell/>
        </table:table-row>
        <table:table-row table:style-name="ro38">
          <table:table-cell office:value-type="string" calcext:value-type="string">
            <text:p>Yes</text:p>
          </table:table-cell>
          <table:table-cell table:style-name="ce2" table:formula="of:=[.B43]" office:value-type="date" office:date-value="2007-02-12" calcext:value-type="date">
            <text:p>2007-02-12</text:p>
          </table:table-cell>
          <table:table-cell table:style-name="ce2" table:formula="of:=[.C43]" office:value-type="date" office:date-value="2012-12-31" calcext:value-type="date">
            <text:p>2012-12-31</text:p>
          </table:table-cell>
          <table:table-cell table:style-name="ce2" table:formula="of:=[.D43]" office:value-type="string" office:string-value="Software Engineer" calcext:value-type="string">
            <text:p>Software Engineer</text:p>
          </table:table-cell>
          <table:table-cell table:style-name="ce2" table:formula="of:=[.E43]" office:value-type="string" office:string-value="Capital Blue Cross" calcext:value-type="string">
            <text:p>Capital Blue Cross</text:p>
          </table:table-cell>
          <table:table-cell table:style-name="ce2" table:formula="of:=[.F43]" office:value-type="string" office:string-value="Harrisburg, PA" calcext:value-type="string">
            <text:p>Harrisburg, PA</text:p>
          </table:table-cell>
          <table:table-cell office:value-type="string" calcext:value-type="string">
            <text:p>Joined the Data Warehousing team to support their Java application.</text:p>
          </table:table-cell>
          <table:table-cell/>
        </table:table-row>
        <table:table-row table:style-name="ro39">
          <table:table-cell/>
          <table:table-cell table:style-name="ce2" table:formula="of:=[.B44]" office:value-type="date" office:date-value="2007-02-12" calcext:value-type="date">
            <text:p>2007-02-12</text:p>
          </table:table-cell>
          <table:table-cell table:style-name="ce2" table:formula="of:=[.C44]" office:value-type="date" office:date-value="2012-12-31" calcext:value-type="date">
            <text:p>2012-12-31</text:p>
          </table:table-cell>
          <table:table-cell table:style-name="ce2" table:formula="of:=[.D44]" office:value-type="string" office:string-value="Software Engineer" calcext:value-type="string">
            <text:p>Software Engineer</text:p>
          </table:table-cell>
          <table:table-cell table:style-name="ce2" table:formula="of:=[.E44]" office:value-type="string" office:string-value="Capital Blue Cross" calcext:value-type="string">
            <text:p>Capital Blue Cross</text:p>
          </table:table-cell>
          <table:table-cell table:style-name="ce2" table:formula="of:=[.F44]" office:value-type="string" office:string-value="Harrisburg, PA" calcext:value-type="string">
            <text:p>Harrisburg, PA</text:p>
          </table:table-cell>
          <table:table-cell office:value-type="string" calcext:value-type="string">
            <text:p>Used mind mapping software to document the team’s end-of-month process. <text:s/>Identified, scripted, and automated all manual intervention steps making the process more efficient and simpler to support.</text:p>
          </table:table-cell>
          <table:table-cell/>
        </table:table-row>
        <table:table-row table:style-name="ro29">
          <table:table-cell/>
          <table:table-cell table:style-name="ce2" table:formula="of:=[.B45]" office:value-type="date" office:date-value="2007-02-12" calcext:value-type="date">
            <text:p>2007-02-12</text:p>
          </table:table-cell>
          <table:table-cell table:style-name="ce2" table:formula="of:=[.C45]" office:value-type="date" office:date-value="2012-12-31" calcext:value-type="date">
            <text:p>2012-12-31</text:p>
          </table:table-cell>
          <table:table-cell table:style-name="ce2" table:formula="of:=[.D45]" office:value-type="string" office:string-value="Software Engineer" calcext:value-type="string">
            <text:p>Software Engineer</text:p>
          </table:table-cell>
          <table:table-cell table:style-name="ce2" table:formula="of:=[.E45]" office:value-type="string" office:string-value="Capital Blue Cross" calcext:value-type="string">
            <text:p>Capital Blue Cross</text:p>
          </table:table-cell>
          <table:table-cell table:style-name="ce2" table:formula="of:=[.F45]" office:value-type="string" office:string-value="Harrisburg, PA" calcext:value-type="string">
            <text:p>Harrisburg, PA</text:p>
          </table:table-cell>
          <table:table-cell office:value-type="string" calcext:value-type="string">
            <text:p>Established a standard for how a job failure was documented, how the problem was investigated, and what solution was used to get the schedule restarted.</text:p>
          </table:table-cell>
          <table:table-cell/>
        </table:table-row>
        <table:table-row table:style-name="ro28">
          <table:table-cell office:value-type="string" calcext:value-type="string">
            <text:p>Yes</text:p>
          </table:table-cell>
          <table:table-cell table:style-name="ce2" table:formula="of:=[.B46]" office:value-type="date" office:date-value="2007-02-12" calcext:value-type="date">
            <text:p>2007-02-12</text:p>
          </table:table-cell>
          <table:table-cell table:style-name="ce2" table:formula="of:=[.C46]" office:value-type="date" office:date-value="2012-12-31" calcext:value-type="date">
            <text:p>2012-12-31</text:p>
          </table:table-cell>
          <table:table-cell table:style-name="ce2" table:formula="of:=[.D46]" office:value-type="string" office:string-value="Software Engineer" calcext:value-type="string">
            <text:p>Software Engineer</text:p>
          </table:table-cell>
          <table:table-cell table:style-name="ce2" table:formula="of:=[.E46]" office:value-type="string" office:string-value="Capital Blue Cross" calcext:value-type="string">
            <text:p>Capital Blue Cross</text:p>
          </table:table-cell>
          <table:table-cell table:style-name="ce2" table:formula="of:=[.F46]" office:value-type="string" office:string-value="Harrisburg, PA" calcext:value-type="string">
            <text:p>Harrisburg, PA</text:p>
          </table:table-cell>
          <table:table-cell office:value-type="string" calcext:value-type="string">
            <text:p>Prepared and conducted an internal multi-day class on Unix Fundamentals and Scripting. Twenty-eight developers attended the sessions. </text:p>
          </table:table-cell>
          <table:table-cell office:value-type="string" calcext:value-type="string">
            <text:p>Unix; Kornshell</text:p>
          </table:table-cell>
        </table:table-row>
        <table:table-row table:style-name="ro40">
          <table:table-cell/>
          <table:table-cell table:style-name="ce2" table:formula="of:=[.B47]" office:value-type="date" office:date-value="2007-02-12" calcext:value-type="date">
            <text:p>2007-02-12</text:p>
          </table:table-cell>
          <table:table-cell table:style-name="ce2" table:formula="of:=[.C47]" office:value-type="date" office:date-value="2012-12-31" calcext:value-type="date">
            <text:p>2012-12-31</text:p>
          </table:table-cell>
          <table:table-cell table:style-name="ce2" table:formula="of:=[.D47]" office:value-type="string" office:string-value="Software Engineer" calcext:value-type="string">
            <text:p>Software Engineer</text:p>
          </table:table-cell>
          <table:table-cell table:style-name="ce2" table:formula="of:=[.E47]" office:value-type="string" office:string-value="Capital Blue Cross" calcext:value-type="string">
            <text:p>Capital Blue Cross</text:p>
          </table:table-cell>
          <table:table-cell table:style-name="ce2" table:formula="of:=[.F47]" office:value-type="string" office:string-value="Harrisburg, PA" calcext:value-type="string">
            <text:p>Harrisburg, PA</text:p>
          </table:table-cell>
          <table:table-cell office:value-type="string" calcext:value-type="string">
            <text:p>Created a Java Server Faces application allowing users to enter parameters for generating member identification cards.</text:p>
          </table:table-cell>
          <table:table-cell office:value-type="string" calcext:value-type="string">
            <text:p>Java; JSF; JNI; </text:p>
          </table:table-cell>
        </table:table-row>
        <table:table-row table:style-name="ro8">
          <table:table-cell/>
          <table:table-cell table:style-name="ce2" table:formula="of:=[.B48]" office:value-type="date" office:date-value="2007-02-12" calcext:value-type="date">
            <text:p>2007-02-12</text:p>
          </table:table-cell>
          <table:table-cell table:style-name="ce2" table:formula="of:=[.C48]" office:value-type="date" office:date-value="2012-12-31" calcext:value-type="date">
            <text:p>2012-12-31</text:p>
          </table:table-cell>
          <table:table-cell table:style-name="ce2" table:formula="of:=[.D48]" office:value-type="string" office:string-value="Software Engineer" calcext:value-type="string">
            <text:p>Software Engineer</text:p>
          </table:table-cell>
          <table:table-cell table:style-name="ce2" table:formula="of:=[.E48]" office:value-type="string" office:string-value="Capital Blue Cross" calcext:value-type="string">
            <text:p>Capital Blue Cross</text:p>
          </table:table-cell>
          <table:table-cell table:style-name="ce2" table:formula="of:=[.F48]" office:value-type="string" office:string-value="Harrisburg, PA" calcext:value-type="string">
            <text:p>Harrisburg, PA</text:p>
          </table:table-cell>
          <table:table-cell office:value-type="string" calcext:value-type="string">
            <text:p>Revamped a Java batch application to use JNDI for configuration options and added <text:s/>Message Queue (MQ Series) calls to internal services. <text:s/>Switched the build and compile process to use Maven.</text:p>
          </table:table-cell>
          <table:table-cell office:value-type="string" calcext:value-type="string">
            <text:p>Java; JNDI; MQ Series</text:p>
          </table:table-cell>
        </table:table-row>
        <table:table-row table:style-name="ro41">
          <table:table-cell/>
          <table:table-cell table:style-name="ce2" table:formula="of:=[.B49]" office:value-type="date" office:date-value="2007-02-12" calcext:value-type="date">
            <text:p>2007-02-12</text:p>
          </table:table-cell>
          <table:table-cell table:style-name="ce2" table:formula="of:=[.C49]" office:value-type="date" office:date-value="2012-12-31" calcext:value-type="date">
            <text:p>2012-12-31</text:p>
          </table:table-cell>
          <table:table-cell table:style-name="ce2" table:formula="of:=[.D49]" office:value-type="string" office:string-value="Software Engineer" calcext:value-type="string">
            <text:p>Software Engineer</text:p>
          </table:table-cell>
          <table:table-cell table:style-name="ce2" table:formula="of:=[.E49]" office:value-type="string" office:string-value="Capital Blue Cross" calcext:value-type="string">
            <text:p>Capital Blue Cross</text:p>
          </table:table-cell>
          <table:table-cell table:style-name="ce2" table:formula="of:=[.F49]" office:value-type="string" office:string-value="Harrisburg, PA" calcext:value-type="string">
            <text:p>Harrisburg, PA</text:p>
          </table:table-cell>
          <table:table-cell office:value-type="string" calcext:value-type="string">
            <text:p>Created new Unix scripts for code deployment.</text:p>
          </table:table-cell>
          <table:table-cell office:value-type="string" calcext:value-type="string">
            <text:p>Unix; Kornshell</text:p>
          </table:table-cell>
        </table:table-row>
        <table:table-row table:style-name="ro42">
          <table:table-cell office:value-type="string" calcext:value-type="string">
            <text:p>Yes</text:p>
          </table:table-cell>
          <table:table-cell table:style-name="ce6" office:value-type="date" office:date-value="2004-08-01" calcext:value-type="date">
            <text:p>2004-08-01</text:p>
          </table:table-cell>
          <table:table-cell table:style-name="ce6" office:value-type="date" office:date-value="2007-02-10" calcext:value-type="date">
            <text:p>2007-02-10</text:p>
          </table:table-cell>
          <table:table-cell table:style-name="ce9" office:value-type="string" calcext:value-type="string">
            <text:p>Systems Architect</text:p>
          </table:table-cell>
          <table:table-cell table:style-name="ce9" office:value-type="string" calcext:value-type="string">
            <text:p>Bookspan</text:p>
          </table:table-cell>
          <table:table-cell table:style-name="ce9" office:value-type="string" calcext:value-type="string">
            <text:p>Mechanicsburg, PA</text:p>
          </table:table-cell>
          <table:table-cell office:value-type="string" calcext:value-type="string">
            <text:p>Facilitated migrating Bookspan’s data center from Bertlesmann in Indianapolis, Indiana to Time Customer Service in Tampa, Florida. Received the Bookspan President’s Award for the work performed on this effort. <text:s/>Saved $2 million per year in cost reductions.</text:p>
          </table:table-cell>
          <table:table-cell/>
        </table:table-row>
        <table:table-row table:style-name="ro1">
          <table:table-cell office:value-type="string" calcext:value-type="string">
            <text:p>Yes</text:p>
          </table:table-cell>
          <table:table-cell table:style-name="ce2" table:formula="of:=[.B51]" office:value-type="date" office:date-value="2004-08-01" calcext:value-type="date">
            <text:p>2004-08-01</text:p>
          </table:table-cell>
          <table:table-cell table:style-name="ce2" table:formula="of:=[.C51]" office:value-type="date" office:date-value="2007-02-10" calcext:value-type="date">
            <text:p>2007-02-10</text:p>
          </table:table-cell>
          <table:table-cell table:style-name="ce2" table:formula="of:=[.D51]" office:value-type="string" office:string-value="Systems Architect" calcext:value-type="string">
            <text:p>Systems Architect</text:p>
          </table:table-cell>
          <table:table-cell table:style-name="ce2" table:formula="of:=[.E51]" office:value-type="string" office:string-value="Bookspan" calcext:value-type="string">
            <text:p>Bookspan</text:p>
          </table:table-cell>
          <table:table-cell table:style-name="ce2" table:formula="of:=[.F51]" office:value-type="string" office:string-value="Mechanicsburg, PA" calcext:value-type="string">
            <text:p>Mechanicsburg, PA</text:p>
          </table:table-cell>
          <table:table-cell office:value-type="string" calcext:value-type="string">
            <text:p>Served as Bookspan’s Liaison for the TCS data center. </text:p>
          </table:table-cell>
          <table:table-cell/>
        </table:table-row>
        <table:table-row table:style-name="ro43">
          <table:table-cell office:value-type="string" calcext:value-type="string">
            <text:p>Yes</text:p>
          </table:table-cell>
          <table:table-cell table:style-name="ce2" table:formula="of:=[.B52]" office:value-type="date" office:date-value="2004-08-01" calcext:value-type="date">
            <text:p>2004-08-01</text:p>
          </table:table-cell>
          <table:table-cell table:style-name="ce2" table:formula="of:=[.C52]" office:value-type="date" office:date-value="2007-02-10" calcext:value-type="date">
            <text:p>2007-02-10</text:p>
          </table:table-cell>
          <table:table-cell table:style-name="ce2" table:formula="of:=[.D52]" office:value-type="string" office:string-value="Systems Architect" calcext:value-type="string">
            <text:p>Systems Architect</text:p>
          </table:table-cell>
          <table:table-cell table:style-name="ce2" table:formula="of:=[.E52]" office:value-type="string" office:string-value="Bookspan" calcext:value-type="string">
            <text:p>Bookspan</text:p>
          </table:table-cell>
          <table:table-cell table:style-name="ce2" table:formula="of:=[.F52]" office:value-type="string" office:string-value="Mechanicsburg, PA" calcext:value-type="string">
            <text:p>Mechanicsburg, PA</text:p>
          </table:table-cell>
          <table:table-cell office:value-type="string" calcext:value-type="string">
            <text:p>Consulted as one of the architects for Bookspan’s conversion to a Service Oriented Architecture design. <text:s/>Developed and peer reviewed XML service contracts for service providers and consumers on the SOA infrastructure. <text:s/>Created prototypes for both consumer applications and service providers.</text:p>
          </table:table-cell>
          <table:table-cell/>
        </table:table-row>
        <table:table-row table:style-name="ro1">
          <table:table-cell/>
          <table:table-cell table:style-name="ce2" table:formula="of:=[.B53]" office:value-type="date" office:date-value="2004-08-01" calcext:value-type="date">
            <text:p>2004-08-01</text:p>
          </table:table-cell>
          <table:table-cell table:style-name="ce2" table:formula="of:=[.C53]" office:value-type="date" office:date-value="2007-02-10" calcext:value-type="date">
            <text:p>2007-02-10</text:p>
          </table:table-cell>
          <table:table-cell table:style-name="ce2" table:formula="of:=[.D53]" office:value-type="string" office:string-value="Systems Architect" calcext:value-type="string">
            <text:p>Systems Architect</text:p>
          </table:table-cell>
          <table:table-cell table:style-name="ce2" table:formula="of:=[.E53]" office:value-type="string" office:string-value="Bookspan" calcext:value-type="string">
            <text:p>Bookspan</text:p>
          </table:table-cell>
          <table:table-cell table:style-name="ce2" table:formula="of:=[.F53]" office:value-type="string" office:string-value="Mechanicsburg, PA" calcext:value-type="string">
            <text:p>Mechanicsburg, PA</text:p>
          </table:table-cell>
          <table:table-cell office:value-type="string" calcext:value-type="string">
            <text:p>Performed architecture reviews of software changes before implementation.</text:p>
          </table:table-cell>
          <table:table-cell/>
        </table:table-row>
        <table:table-row table:style-name="ro42">
          <table:table-cell/>
          <table:table-cell table:style-name="ce6" office:value-type="date" office:date-value="2001-08-01" calcext:value-type="date">
            <text:p>2001-08-01</text:p>
          </table:table-cell>
          <table:table-cell table:style-name="ce6" office:value-type="date" office:date-value="2004-08-01" calcext:value-type="date">
            <text:p>2004-08-01</text:p>
          </table:table-cell>
          <table:table-cell table:style-name="ce9" office:value-type="string" calcext:value-type="string">
            <text:p>Information Services Consultant</text:p>
          </table:table-cell>
          <table:table-cell table:style-name="ce2" table:formula="of:=[.E54]" office:value-type="string" office:string-value="Bookspan" calcext:value-type="string">
            <text:p>Bookspan</text:p>
          </table:table-cell>
          <table:table-cell table:style-name="ce9" office:value-type="string" calcext:value-type="string">
            <text:p>Mechanicsburg, PA</text:p>
          </table:table-cell>
          <table:table-cell office:value-type="string" calcext:value-type="string">
            <text:p>Served as team architect for the marketing and finance areas. <text:s/>Architectural review of changes in the finance / marketing areas and coordinating changes with other areas. <text:s/>Member of the coding standards committee.</text:p>
          </table:table-cell>
          <table:table-cell/>
        </table:table-row>
        <table:table-row table:style-name="ro42">
          <table:table-cell/>
          <table:table-cell table:style-name="ce6" office:value-type="date" office:date-value="1997-08-01" calcext:value-type="date">
            <text:p>1997-08-01</text:p>
          </table:table-cell>
          <table:table-cell table:style-name="ce6" office:value-type="date" office:date-value="2001-08-01" calcext:value-type="date">
            <text:p>2001-08-01</text:p>
          </table:table-cell>
          <table:table-cell table:style-name="ce9" office:value-type="string" calcext:value-type="string">
            <text:p>Information Services Consultant</text:p>
          </table:table-cell>
          <table:table-cell table:style-name="ce2" table:formula="of:=[.E55]" office:value-type="string" office:string-value="Bookspan" calcext:value-type="string">
            <text:p>Bookspan</text:p>
          </table:table-cell>
          <table:table-cell table:style-name="ce9" office:value-type="string" calcext:value-type="string">
            <text:p>Mechanicsburg, PA</text:p>
          </table:table-cell>
          <table:table-cell office:value-type="string" calcext:value-type="string">
            <text:p>Technical lead for Bookspan’s Year-2000 project. <text:s/>Vendor Y2K readiness tracking, system rollover testing coordination, rollover weekend planning. <text:s/>Scheduling applications for code renovation and testing. <text:s/></text:p>
          </table:table-cell>
          <table:table-cell/>
        </table:table-row>
        <table:table-row table:style-name="ro1">
          <table:table-cell/>
          <table:table-cell table:style-name="ce2" table:formula="of:=[.B56]" office:value-type="date" office:date-value="1997-08-01" calcext:value-type="date">
            <text:p>1997-08-01</text:p>
          </table:table-cell>
          <table:table-cell table:style-name="ce2" table:formula="of:=[.C56]" office:value-type="date" office:date-value="2001-08-01" calcext:value-type="date">
            <text:p>2001-08-01</text:p>
          </table:table-cell>
          <table:table-cell table:style-name="ce2" table:formula="of:=[.D56]" office:value-type="string" office:string-value="Information Services Consultant" calcext:value-type="string">
            <text:p>Information Services Consultant</text:p>
          </table:table-cell>
          <table:table-cell table:style-name="ce2" table:formula="of:=[.E56]" office:value-type="string" office:string-value="Bookspan" calcext:value-type="string">
            <text:p>Bookspan</text:p>
          </table:table-cell>
          <table:table-cell table:style-name="ce2" table:formula="of:=[.F56]" office:value-type="string" office:string-value="Mechanicsburg, PA" calcext:value-type="string">
            <text:p>Mechanicsburg, PA</text:p>
          </table:table-cell>
          <table:table-cell office:value-type="string" calcext:value-type="string">
            <text:p>Developed an application testing strategy for an OS/390 operating system upgrade.</text:p>
          </table:table-cell>
          <table:table-cell/>
        </table:table-row>
        <table:table-row table:style-name="ro1">
          <table:table-cell/>
          <table:table-cell table:style-name="ce6" office:value-type="date" office:date-value="1990-01-01" calcext:value-type="date">
            <text:p>1990-01-01</text:p>
          </table:table-cell>
          <table:table-cell table:style-name="ce6" office:value-type="date" office:date-value="1997-08-01" calcext:value-type="date">
            <text:p>1997-08-01</text:p>
          </table:table-cell>
          <table:table-cell table:style-name="ce9" office:value-type="string" calcext:value-type="string">
            <text:p>Senior Programmer Analyst</text:p>
          </table:table-cell>
          <table:table-cell table:style-name="ce2" table:formula="of:=[.E57]" office:value-type="string" office:string-value="Bookspan" calcext:value-type="string">
            <text:p>Bookspan</text:p>
          </table:table-cell>
          <table:table-cell table:style-name="ce9" office:value-type="string" calcext:value-type="string">
            <text:p>Mechanicsburg, PA</text:p>
          </table:table-cell>
          <table:table-cell office:value-type="string" calcext:value-type="string">
            <text:p>Supported financial applications – A/P, G/L, Sales Reporting, Vertex Tax, Author Royalties</text:p>
          </table:table-cell>
          <table:table-cell/>
        </table:table-row>
        <table:table-row table:style-name="ro1">
          <table:table-cell/>
          <table:table-cell table:style-name="ce2" table:formula="of:=[.B58]" office:value-type="date" office:date-value="1990-01-01" calcext:value-type="date">
            <text:p>1990-01-01</text:p>
          </table:table-cell>
          <table:table-cell table:style-name="ce2" table:formula="of:=[.C58]" office:value-type="date" office:date-value="1997-08-01" calcext:value-type="date">
            <text:p>1997-08-01</text:p>
          </table:table-cell>
          <table:table-cell table:style-name="ce2" table:formula="of:=[.D58]" office:value-type="string" office:string-value="Senior Programmer Analyst" calcext:value-type="string">
            <text:p>Senior Programmer Analyst</text:p>
          </table:table-cell>
          <table:table-cell table:style-name="ce2" table:formula="of:=[.E58]" office:value-type="string" office:string-value="Bookspan" calcext:value-type="string">
            <text:p>Bookspan</text:p>
          </table:table-cell>
          <table:table-cell table:style-name="ce2" table:formula="of:=[.F58]" office:value-type="string" office:string-value="Mechanicsburg, PA" calcext:value-type="string">
            <text:p>Mechanicsburg, PA</text:p>
          </table:table-cell>
          <table:table-cell office:value-type="string" calcext:value-type="string">
            <text:p>Developed high-speed optical character recognition (OCR) applications and data entry applications.</text:p>
          </table:table-cell>
          <table:table-cell/>
        </table:table-row>
        <table:table-row table:style-name="ro1">
          <table:table-cell/>
          <table:table-cell table:style-name="ce6" office:value-type="date" office:date-value="1987-09-01" calcext:value-type="date">
            <text:p>1987-09-01</text:p>
          </table:table-cell>
          <table:table-cell table:style-name="ce6" office:value-type="date" office:date-value="1989-12-31" calcext:value-type="date">
            <text:p>1989-12-31</text:p>
          </table:table-cell>
          <table:table-cell table:style-name="ce9" office:value-type="string" calcext:value-type="string">
            <text:p>Programmer Analyst</text:p>
          </table:table-cell>
          <table:table-cell table:style-name="ce2" table:formula="of:=[.E59]" office:value-type="string" office:string-value="Bookspan" calcext:value-type="string">
            <text:p>Bookspan</text:p>
          </table:table-cell>
          <table:table-cell table:style-name="ce9" office:value-type="string" calcext:value-type="string">
            <text:p>Mechanicsburg, PA</text:p>
          </table:table-cell>
          <table:table-cell office:value-type="string" calcext:value-type="string">
            <text:p>Supported general financial packages – general ledger, accounts payable, and accounts receivable.</text:p>
          </table:table-cell>
          <table:table-cell/>
        </table:table-row>
        <table:table-row table:style-name="ro1">
          <table:table-cell/>
          <table:table-cell table:style-name="ce2" table:formula="of:=[.B60]" office:value-type="date" office:date-value="1987-09-01" calcext:value-type="date">
            <text:p>1987-09-01</text:p>
          </table:table-cell>
          <table:table-cell table:style-name="ce2" table:formula="of:=[.C60]" office:value-type="date" office:date-value="1989-12-31" calcext:value-type="date">
            <text:p>1989-12-31</text:p>
          </table:table-cell>
          <table:table-cell table:style-name="ce2" table:formula="of:=[.D60]" office:value-type="string" office:string-value="Programmer Analyst" calcext:value-type="string">
            <text:p>Programmer Analyst</text:p>
          </table:table-cell>
          <table:table-cell table:style-name="ce2" table:formula="of:=[.E60]" office:value-type="string" office:string-value="Bookspan" calcext:value-type="string">
            <text:p>Bookspan</text:p>
          </table:table-cell>
          <table:table-cell table:style-name="ce2" table:formula="of:=[.F60]" office:value-type="string" office:string-value="Mechanicsburg, PA" calcext:value-type="string">
            <text:p>Mechanicsburg, PA</text:p>
          </table:table-cell>
          <table:table-cell office:value-type="string" calcext:value-type="string">
            <text:p>Supported various applications written in REXX, APL-DI, SQL</text:p>
          </table:table-cell>
          <table:table-cell/>
        </table:table-row>
        <table:table-row table:style-name="ro1" table:number-rows-repeated="1048514">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9">00/00/0000</text:date>, <text:time style:data-style-name="N2" text:time-value="13:19:07.5485251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3T15:07:32.141010015</meta:creation-date>
    <dc:date>2021-12-19T13:20:23.710126694</dc:date>
    <meta:editing-duration>PT17H17M27S</meta:editing-duration>
    <meta:editing-cycles>38</meta:editing-cycles>
    <meta:generator>LibreOffice/6.4.7.2$Linux_X86_64 LibreOffice_project/40$Build-2</meta:generator>
    <meta:document-statistic meta:table-count="1" meta:cell-count="436" meta:object-count="0"/>
  </office:meta>
</office:document-meta>
</file>